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roll" table:style-name="ta1">
        <table:table-column table:style-name="co1" table:default-cell-style-name="Default"/>
        <table:table-row table:style-name="ro1">
          <table:table-cell office:value-type="string" calcext:value-type="string">
            <text:p>Controll</text:p>
          </table:table-cell>
        </table:table-row>
      </table:table>
      <table:table table:name="Alpha Results" table:style-name="ta1">
        <table:shapes>
          <draw:frame draw:z-index="0" draw:style-name="gr1" draw:text-style-name="P1" svg:width="13.215cm" svg:height="7.439cm" svg:x="60.928cm" svg:y="8.869cm">
            <draw:object draw:notify-on-update-of-ranges="'Alpha Results'.N19:'Alpha Results'.N57 'Alpha Results'.Z19:'Alpha Results'.Z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915cm" svg:height="7.27cm" svg:x="61.15cm" svg:y="17.507cm">
            <draw:object draw:notify-on-update-of-ranges="'Alpha Results'.N19:'Alpha Results'.N57 'Alpha Results'.X19:'Alpha Results'.X57 'Alpha Results'.W19:'Alpha Results'.W57 'Alpha Results'.Y19:'Alpha Results'.Y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 = 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3]/100" office:value-type="float" office:value="0.25" calcext:value-type="float">
            <text:p>0.25</text:p>
          </table:table-cell>
          <table:table-cell table:formula="of:=[.C3]/100" office:value-type="float" office:value="0.18" calcext:value-type="float">
            <text:p>0.18</text:p>
          </table:table-cell>
          <table:table-cell table:formula="of:=[.D3]/100" office:value-type="float" office:value="0.01" calcext:value-type="float">
            <text:p>0.01</text:p>
          </table:table-cell>
          <table:table-cell table:formula="of:=[.E3]/100" office:value-type="float" office:value="0.56" calcext:value-type="float">
            <text:p>0.56</text:p>
          </table:table-cell>
          <table:table-cell office:value-type="float" office:value="143313" calcext:value-type="float">
            <text:p>143313</text:p>
          </table:table-cell>
          <table:table-cell office:value-type="float" office:value="317827" calcext:value-type="float">
            <text:p>317827</text:p>
          </table:table-cell>
          <table:table-cell office:value-type="float" office:value="179538.75" calcext:value-type="float">
            <text:p>179538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O3]/100" office:value-type="float" office:value="0.27" calcext:value-type="float">
            <text:p>0.27</text:p>
          </table:table-cell>
          <table:table-cell table:formula="of:=[.P3]/100" office:value-type="float" office:value="0.25" calcext:value-type="float">
            <text:p>0.25</text:p>
          </table:table-cell>
          <table:table-cell table:formula="of:=[.Q3]/100" office:value-type="float" office:value="0.03" calcext:value-type="float">
            <text:p>0.03</text:p>
          </table:table-cell>
          <table:table-cell table:formula="of:=[.R3]/100" office:value-type="float" office:value="0.45" calcext:value-type="float">
            <text:p>0.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AB3]/100" office:value-type="float" office:value="0.23" calcext:value-type="float">
            <text:p>0.23</text:p>
          </table:table-cell>
          <table:table-cell table:formula="of:=[.AC3]/100" office:value-type="float" office:value="0.31" calcext:value-type="float">
            <text:p>0.31</text:p>
          </table:table-cell>
          <table:table-cell table:formula="of:=[.AD3]/100" office:value-type="float" office:value="0.07" calcext:value-type="float">
            <text:p>0.07</text:p>
          </table:table-cell>
          <table:table-cell table:formula="of:=[.AE3]/100" office:value-type="float" office:value="0.39" calcext:value-type="float">
            <text:p>0.39</text:p>
          </table:table-cell>
          <table:table-cell office:value-type="float" office:value="59291" calcext:value-type="float">
            <text:p>59291</text:p>
          </table:table-cell>
          <table:table-cell office:value-type="float" office:value="760907" calcext:value-type="float">
            <text:p>760907</text:p>
          </table:table-cell>
          <table:table-cell office:value-type="float" office:value="644415" calcext:value-type="float">
            <text:p>644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B4]/100" office:value-type="float" office:value="0.18" calcext:value-type="float">
            <text:p>0.18</text:p>
          </table:table-cell>
          <table:table-cell table:formula="of:=[.C4]/100" office:value-type="float" office:value="0.2" calcext:value-type="float">
            <text:p>0.2</text:p>
          </table:table-cell>
          <table:table-cell table:formula="of:=[.D4]/100" office:value-type="float" office:value="0.02" calcext:value-type="float">
            <text:p>0.02</text:p>
          </table:table-cell>
          <table:table-cell table:formula="of:=[.E4]/100" office:value-type="float" office:value="0.6" calcext:value-type="float">
            <text:p>0.6</text:p>
          </table:table-cell>
          <table:table-cell office:value-type="float" office:value="143314" calcext:value-type="float">
            <text:p>143314</text:p>
          </table:table-cell>
          <table:table-cell office:value-type="float" office:value="307929" calcext:value-type="float">
            <text:p>307929</text:p>
          </table:table-cell>
          <table:table-cell office:value-type="float" office:value="179324" calcext:value-type="float">
            <text:p>179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O4]/100" office:value-type="float" office:value="0.3" calcext:value-type="float">
            <text:p>0.3</text:p>
          </table:table-cell>
          <table:table-cell table:formula="of:=[.P4]/100" office:value-type="float" office:value="0.24" calcext:value-type="float">
            <text:p>0.24</text:p>
          </table:table-cell>
          <table:table-cell table:formula="of:=[.Q4]/100" office:value-type="float" office:value="0.02" calcext:value-type="float">
            <text:p>0.02</text:p>
          </table:table-cell>
          <table:table-cell table:formula="of:=[.R4]/100" office:value-type="float" office:value="0.44" calcext:value-type="float">
            <text:p>0.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AB4]/100" office:value-type="float" office:value="0.31" calcext:value-type="float">
            <text:p>0.31</text:p>
          </table:table-cell>
          <table:table-cell table:formula="of:=[.AC4]/100" office:value-type="float" office:value="0.31" calcext:value-type="float">
            <text:p>0.31</text:p>
          </table:table-cell>
          <table:table-cell table:formula="of:=[.AD4]/100" office:value-type="float" office:value="0.02" calcext:value-type="float">
            <text:p>0.02</text:p>
          </table:table-cell>
          <table:table-cell table:formula="of:=[.AE4]/100" office:value-type="float" office:value="0.36" calcext:value-type="float">
            <text:p>0.36</text:p>
          </table:table-cell>
          <table:table-cell office:value-type="float" office:value="592920" calcext:value-type="float">
            <text:p>592920</text:p>
          </table:table-cell>
          <table:table-cell office:value-type="float" office:value="703046" calcext:value-type="float">
            <text:p>703046</text:p>
          </table:table-cell>
          <table:table-cell office:value-type="float" office:value="644665" calcext:value-type="float">
            <text:p>644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5]/100" office:value-type="float" office:value="0.17" calcext:value-type="float">
            <text:p>0.17</text:p>
          </table:table-cell>
          <table:table-cell table:formula="of:=[.C5]/100" office:value-type="float" office:value="0.2" calcext:value-type="float">
            <text:p>0.2</text:p>
          </table:table-cell>
          <table:table-cell table:formula="of:=[.D5]/100" office:value-type="float" office:value="0" calcext:value-type="float">
            <text:p>0</text:p>
          </table:table-cell>
          <table:table-cell table:formula="of:=[.E5]/100" office:value-type="float" office:value="0.63" calcext:value-type="float">
            <text:p>0.6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O5]/100" office:value-type="float" office:value="0.18" calcext:value-type="float">
            <text:p>0.18</text:p>
          </table:table-cell>
          <table:table-cell table:formula="of:=[.P5]/100" office:value-type="float" office:value="0.32" calcext:value-type="float">
            <text:p>0.32</text:p>
          </table:table-cell>
          <table:table-cell table:formula="of:=[.Q5]/100" office:value-type="float" office:value="0.06" calcext:value-type="float">
            <text:p>0.06</text:p>
          </table:table-cell>
          <table:table-cell table:formula="of:=[.R5]/100" office:value-type="float" office:value="0.44" calcext:value-type="float">
            <text:p>0.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AB5]/100" office:value-type="float" office:value="0.28" calcext:value-type="float">
            <text:p>0.28</text:p>
          </table:table-cell>
          <table:table-cell table:formula="of:=[.AC5]/100" office:value-type="float" office:value="0.25" calcext:value-type="float">
            <text:p>0.25</text:p>
          </table:table-cell>
          <table:table-cell table:formula="of:=[.AD5]/100" office:value-type="float" office:value="0.05" calcext:value-type="float">
            <text:p>0.05</text:p>
          </table:table-cell>
          <table:table-cell table:formula="of:=[.AE5]/100" office:value-type="float" office:value="0.42" calcext:value-type="float">
            <text:p>0.42</text:p>
          </table:table-cell>
          <table:table-cell office:value-type="float" office:value="592921" calcext:value-type="float">
            <text:p>592921</text:p>
          </table:table-cell>
          <table:table-cell office:value-type="float" office:value="701764" calcext:value-type="float">
            <text:p>701764</text:p>
          </table:table-cell>
          <table:table-cell office:value-type="float" office:value="642963" calcext:value-type="float">
            <text:p>642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6]/100" office:value-type="float" office:value="0.25" calcext:value-type="float">
            <text:p>0.25</text:p>
          </table:table-cell>
          <table:table-cell table:formula="of:=[.C6]/100" office:value-type="float" office:value="0.15" calcext:value-type="float">
            <text:p>0.15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.6" calcext:value-type="float">
            <text:p>0.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O6]/100" office:value-type="float" office:value="0.24" calcext:value-type="float">
            <text:p>0.24</text:p>
          </table:table-cell>
          <table:table-cell table:formula="of:=[.P6]/100" office:value-type="float" office:value="0.18" calcext:value-type="float">
            <text:p>0.18</text:p>
          </table:table-cell>
          <table:table-cell table:formula="of:=[.Q6]/100" office:value-type="float" office:value="0.03" calcext:value-type="float">
            <text:p>0.03</text:p>
          </table:table-cell>
          <table:table-cell table:formula="of:=[.R6]/100" office:value-type="float" office:value="0.55" calcext:value-type="float">
            <text:p>0.5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B6]/100" office:value-type="float" office:value="0.26" calcext:value-type="float">
            <text:p>0.26</text:p>
          </table:table-cell>
          <table:table-cell table:formula="of:=[.AC6]/100" office:value-type="float" office:value="0.26" calcext:value-type="float">
            <text:p>0.26</text:p>
          </table:table-cell>
          <table:table-cell table:formula="of:=[.AD6]/100" office:value-type="float" office:value="0.05" calcext:value-type="float">
            <text:p>0.05</text:p>
          </table:table-cell>
          <table:table-cell table:formula="of:=[.AE6]/100" office:value-type="float" office:value="0.43" calcext:value-type="float">
            <text:p>0.43</text:p>
          </table:table-cell>
          <table:table-cell office:value-type="float" office:value="592922" calcext:value-type="float">
            <text:p>592922</text:p>
          </table:table-cell>
          <table:table-cell office:value-type="float" office:value="709662" calcext:value-type="float">
            <text:p>709662</text:p>
          </table:table-cell>
          <table:table-cell office:value-type="float" office:value="641146" calcext:value-type="float">
            <text:p>641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B7]/100" office:value-type="float" office:value="0.16" calcext:value-type="float">
            <text:p>0.16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[.D7]/100" office:value-type="float" office:value="0.02" calcext:value-type="float">
            <text:p>0.02</text:p>
          </table:table-cell>
          <table:table-cell table:formula="of:=[.E7]/100" office:value-type="float" office:value="0.72" calcext:value-type="float">
            <text:p>0.7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7]/100" office:value-type="float" office:value="0.21" calcext:value-type="float">
            <text:p>0.21</text:p>
          </table:table-cell>
          <table:table-cell table:formula="of:=[.P7]/100" office:value-type="float" office:value="0.22" calcext:value-type="float">
            <text:p>0.22</text:p>
          </table:table-cell>
          <table:table-cell table:formula="of:=[.Q7]/100" office:value-type="float" office:value="0.05" calcext:value-type="float">
            <text:p>0.05</text:p>
          </table:table-cell>
          <table:table-cell table:formula="of:=[.R7]/100" office:value-type="float" office:value="0.52" calcext:value-type="float">
            <text:p>0.5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AB7]/100" office:value-type="float" office:value="0.23" calcext:value-type="float">
            <text:p>0.23</text:p>
          </table:table-cell>
          <table:table-cell table:formula="of:=[.AC7]/100" office:value-type="float" office:value="0.28" calcext:value-type="float">
            <text:p>0.28</text:p>
          </table:table-cell>
          <table:table-cell table:formula="of:=[.AD7]/100" office:value-type="float" office:value="0.02" calcext:value-type="float">
            <text:p>0.02</text:p>
          </table:table-cell>
          <table:table-cell table:formula="of:=[.AE7]/100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8]/100" office:value-type="float" office:value="0.27" calcext:value-type="float">
            <text:p>0.27</text:p>
          </table:table-cell>
          <table:table-cell table:formula="of:=[.C8]/100" office:value-type="float" office:value="0.11" calcext:value-type="float">
            <text:p>0.11</text:p>
          </table:table-cell>
          <table:table-cell table:formula="of:=[.D8]/100" office:value-type="float" office:value="0" calcext:value-type="float">
            <text:p>0</text:p>
          </table:table-cell>
          <table:table-cell table:formula="of:=[.E8]/100" office:value-type="float" office:value="0.62" calcext:value-type="float">
            <text:p>0.6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8]/100" office:value-type="float" office:value="0.25" calcext:value-type="float">
            <text:p>0.25</text:p>
          </table:table-cell>
          <table:table-cell table:formula="of:=[.P8]/100" office:value-type="float" office:value="0.24" calcext:value-type="float">
            <text:p>0.24</text:p>
          </table:table-cell>
          <table:table-cell table:formula="of:=[.Q8]/100" office:value-type="float" office:value="0.02" calcext:value-type="float">
            <text:p>0.02</text:p>
          </table:table-cell>
          <table:table-cell table:formula="of:=[.R8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437575" calcext:value-type="float">
            <text:p>437575</text:p>
          </table:table-cell>
          <table:table-cell office:value-type="float" office:value="306754" calcext:value-type="float">
            <text:p>3067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AB8]/100" office:value-type="float" office:value="0.31" calcext:value-type="float">
            <text:p>0.31</text:p>
          </table:table-cell>
          <table:table-cell table:formula="of:=[.AC8]/100" office:value-type="float" office:value="0.22" calcext:value-type="float">
            <text:p>0.22</text:p>
          </table:table-cell>
          <table:table-cell table:formula="of:=[.AD8]/100" office:value-type="float" office:value="0.07" calcext:value-type="float">
            <text:p>0.07</text:p>
          </table:table-cell>
          <table:table-cell table:formula="of:=[.AE8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9]/100" office:value-type="float" office:value="0.28" calcext:value-type="float">
            <text:p>0.28</text:p>
          </table:table-cell>
          <table:table-cell table:formula="of:=[.C9]/100" office:value-type="float" office:value="0.17" calcext:value-type="float">
            <text:p>0.17</text:p>
          </table:table-cell>
          <table:table-cell table:formula="of:=[.D9]/100" office:value-type="float" office:value="0.01" calcext:value-type="float">
            <text:p>0.01</text:p>
          </table:table-cell>
          <table:table-cell table:formula="of:=[.E9]/100" office:value-type="float" office:value="0.54" calcext:value-type="float">
            <text:p>0.5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O9]/100" office:value-type="float" office:value="0.18" calcext:value-type="float">
            <text:p>0.18</text:p>
          </table:table-cell>
          <table:table-cell table:formula="of:=[.P9]/100" office:value-type="float" office:value="0.22" calcext:value-type="float">
            <text:p>0.22</text:p>
          </table:table-cell>
          <table:table-cell table:formula="of:=[.Q9]/100" office:value-type="float" office:value="0.06" calcext:value-type="float">
            <text:p>0.06</text:p>
          </table:table-cell>
          <table:table-cell table:formula="of:=[.R9]/100" office:value-type="float" office:value="0.54" calcext:value-type="float">
            <text:p>0.54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1173" calcext:value-type="float">
            <text:p>371173</text:p>
          </table:table-cell>
          <table:table-cell office:value-type="float" office:value="303150.73" calcext:value-type="float">
            <text:p>303150.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AB9]/100" office:value-type="float" office:value="0.29" calcext:value-type="float">
            <text:p>0.29</text:p>
          </table:table-cell>
          <table:table-cell table:formula="of:=[.AC9]/100" office:value-type="float" office:value="0.26" calcext:value-type="float">
            <text:p>0.26</text:p>
          </table:table-cell>
          <table:table-cell table:formula="of:=[.AD9]/100" office:value-type="float" office:value="0.05" calcext:value-type="float">
            <text:p>0.05</text:p>
          </table:table-cell>
          <table:table-cell table:formula="of:=[.AE9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10]/100" office:value-type="float" office:value="0.16" calcext:value-type="float">
            <text:p>0.16</text:p>
          </table:table-cell>
          <table:table-cell table:formula="of:=[.C10]/100" office:value-type="float" office:value="0.15" calcext:value-type="float">
            <text:p>0.15</text:p>
          </table:table-cell>
          <table:table-cell table:formula="of:=[.D10]/100" office:value-type="float" office:value="0.01" calcext:value-type="float">
            <text:p>0.01</text:p>
          </table:table-cell>
          <table:table-cell table:formula="of:=[.E10]/100" office:value-type="float" office:value="0.68" calcext:value-type="float">
            <text:p>0.6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O10]/100" office:value-type="float" office:value="0.25" calcext:value-type="float">
            <text:p>0.25</text:p>
          </table:table-cell>
          <table:table-cell table:formula="of:=[.P10]/100" office:value-type="float" office:value="0.19" calcext:value-type="float">
            <text:p>0.19</text:p>
          </table:table-cell>
          <table:table-cell table:formula="of:=[.Q10]/100" office:value-type="float" office:value="0.07" calcext:value-type="float">
            <text:p>0.07</text:p>
          </table:table-cell>
          <table:table-cell table:formula="of:=[.R10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8430" calcext:value-type="float">
            <text:p>378430</text:p>
          </table:table-cell>
          <table:table-cell office:value-type="float" office:value="306797" calcext:value-type="float">
            <text:p>306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AB10]/100" office:value-type="float" office:value="0.29" calcext:value-type="float">
            <text:p>0.29</text:p>
          </table:table-cell>
          <table:table-cell table:formula="of:=[.AC10]/100" office:value-type="float" office:value="0.33" calcext:value-type="float">
            <text:p>0.33</text:p>
          </table:table-cell>
          <table:table-cell table:formula="of:=[.AD10]/100" office:value-type="float" office:value="0.02" calcext:value-type="float">
            <text:p>0.02</text:p>
          </table:table-cell>
          <table:table-cell table:formula="of:=[.AE10]/100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11]/100" office:value-type="float" office:value="0.22" calcext:value-type="float">
            <text:p>0.22</text:p>
          </table:table-cell>
          <table:table-cell table:formula="of:=[.C11]/100" office:value-type="float" office:value="0.15" calcext:value-type="float">
            <text:p>0.15</text:p>
          </table:table-cell>
          <table:table-cell table:formula="of:=[.D11]/100" office:value-type="float" office:value="0" calcext:value-type="float">
            <text:p>0</text:p>
          </table:table-cell>
          <table:table-cell table:formula="of:=[.E11]/100" office:value-type="float" office:value="0.63" calcext:value-type="float">
            <text:p>0.6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O11]/100" office:value-type="float" office:value="0.25" calcext:value-type="float">
            <text:p>0.25</text:p>
          </table:table-cell>
          <table:table-cell table:formula="of:=[.P11]/100" office:value-type="float" office:value="0.18" calcext:value-type="float">
            <text:p>0.18</text:p>
          </table:table-cell>
          <table:table-cell table:formula="of:=[.Q11]/100" office:value-type="float" office:value="0.02" calcext:value-type="float">
            <text:p>0.02</text:p>
          </table:table-cell>
          <table:table-cell table:formula="of:=[.R11]/100" office:value-type="float" office:value="0.55" calcext:value-type="float">
            <text:p>0.55</text:p>
          </table:table-cell>
          <table:table-cell office:value-type="float" office:value="265060" calcext:value-type="float">
            <text:p>265060</text:p>
          </table:table-cell>
          <table:table-cell office:value-type="float" office:value="432316" calcext:value-type="float">
            <text:p>432316</text:p>
          </table:table-cell>
          <table:table-cell office:value-type="float" office:value="302643" calcext:value-type="float">
            <text:p>302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B11]/100" office:value-type="float" office:value="0.21" calcext:value-type="float">
            <text:p>0.21</text:p>
          </table:table-cell>
          <table:table-cell table:formula="of:=[.AC11]/100" office:value-type="float" office:value="0.24" calcext:value-type="float">
            <text:p>0.24</text:p>
          </table:table-cell>
          <table:table-cell table:formula="of:=[.AD11]/100" office:value-type="float" office:value="0.06" calcext:value-type="float">
            <text:p>0.06</text:p>
          </table:table-cell>
          <table:table-cell table:formula="of:=[.AE11]/100"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12]/100" office:value-type="float" office:value="0.21" calcext:value-type="float">
            <text:p>0.21</text:p>
          </table:table-cell>
          <table:table-cell table:formula="of:=[.C12]/100" office:value-type="float" office:value="0.11" calcext:value-type="float">
            <text:p>0.11</text:p>
          </table:table-cell>
          <table:table-cell table:formula="of:=[.D12]/100" office:value-type="float" office:value="0" calcext:value-type="float">
            <text:p>0</text:p>
          </table:table-cell>
          <table:table-cell table:formula="of:=[.E12]/100" office:value-type="float" office:value="0.68" calcext:value-type="float">
            <text:p>0.6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12]/100" office:value-type="float" office:value="0.24" calcext:value-type="float">
            <text:p>0.24</text:p>
          </table:table-cell>
          <table:table-cell table:formula="of:=[.P12]/100" office:value-type="float" office:value="0.19" calcext:value-type="float">
            <text:p>0.19</text:p>
          </table:table-cell>
          <table:table-cell table:formula="of:=[.Q12]/100" office:value-type="float" office:value="0.05" calcext:value-type="float">
            <text:p>0.05</text:p>
          </table:table-cell>
          <table:table-cell table:formula="of:=[.R12]/100" office:value-type="float" office:value="0.52" calcext:value-type="float">
            <text:p>0.52</text:p>
          </table:table-cell>
          <table:table-cell office:value-type="float" office:value="265061" calcext:value-type="float">
            <text:p>265061</text:p>
          </table:table-cell>
          <table:table-cell office:value-type="float" office:value="371814" calcext:value-type="float">
            <text:p>371814</text:p>
          </table:table-cell>
          <table:table-cell office:value-type="float" office:value="305326" calcext:value-type="float">
            <text:p>305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AB12]/100" office:value-type="float" office:value="0.24" calcext:value-type="float">
            <text:p>0.24</text:p>
          </table:table-cell>
          <table:table-cell table:formula="of:=[.AC12]/100" office:value-type="float" office:value="0.33" calcext:value-type="float">
            <text:p>0.33</text:p>
          </table:table-cell>
          <table:table-cell table:formula="of:=[.AD12]/100" office:value-type="float" office:value="0.07" calcext:value-type="float">
            <text:p>0.07</text:p>
          </table:table-cell>
          <table:table-cell table:formula="of:=[.AE12]/100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.B3:.B12])" office:value-type="float" office:value="21.5" calcext:value-type="float">
            <text:p>21.5</text:p>
          </table:table-cell>
          <table:table-cell table:formula="of:=AVERAGE([.C3:.C12])" office:value-type="float" office:value="15.2" calcext:value-type="float">
            <text:p>15.2</text:p>
          </table:table-cell>
          <table:table-cell table:formula="of:=AVERAGE([.D3:.D12])" office:value-type="float" office:value="0.7" calcext:value-type="float">
            <text:p>0.7</text:p>
          </table:table-cell>
          <table:table-cell table:formula="of:=AVERAGE([.E3:.E12])" office:value-type="float" office:value="62.6" calcext:value-type="float">
            <text:p>62.6</text:p>
          </table:table-cell>
          <table:table-cell table:formula="of:=AVERAGE([.F3:.F12])" office:value-type="float" office:value="0.215" calcext:value-type="float">
            <text:p>0.215</text:p>
          </table:table-cell>
          <table:table-cell table:formula="of:=AVERAGE([.G3:.G12])" office:value-type="float" office:value="0.152" calcext:value-type="float">
            <text:p>0.152</text:p>
          </table:table-cell>
          <table:table-cell table:formula="of:=AVERAGE([.H3:.H12])" office:value-type="float" office:value="0.007" calcext:value-type="float">
            <text:p>0.007</text:p>
          </table:table-cell>
          <table:table-cell table:formula="of:=AVERAGE([.I3:.I12])" office:value-type="float" office:value="0.626" calcext:value-type="float">
            <text:p>0.626</text:p>
          </table:table-cell>
          <table:table-cell table:number-columns-repeated="4"/>
          <table:table-cell office:value-type="string" calcext:value-type="string">
            <text:p>total_mean</text:p>
          </table:table-cell>
          <table:table-cell table:number-columns-repeated="4"/>
          <table:table-cell table:formula="of:=AVERAGE([.S3:.S11])" office:value-type="float" office:value="0.236666666666667" calcext:value-type="float">
            <text:p>0.236666666666667</text:p>
          </table:table-cell>
          <table:table-cell table:formula="of:=AVERAGE([.T3:.T11])" office:value-type="float" office:value="0.226666666666667" calcext:value-type="float">
            <text:p>0.226666666666667</text:p>
          </table:table-cell>
          <table:table-cell table:formula="of:=AVERAGE([.U3:.U11])" office:value-type="float" office:value="0.04" calcext:value-type="float">
            <text:p>0.04</text:p>
          </table:table-cell>
          <table:table-cell table:formula="of:=AVERAGE([.V3:.V11])" office:value-type="float" office:value="0.496666666666667" calcext:value-type="float">
            <text:p>0.496666666666667</text:p>
          </table:table-cell>
          <table:table-cell table:number-columns-repeated="4"/>
          <table:table-cell office:value-type="string" calcext:value-type="string">
            <text:p>tottal</text:p>
          </table:table-cell>
          <table:table-cell table:number-columns-repeated="4"/>
          <table:table-cell table:formula="of:=AVERAGE([.AF3:.AF12])" office:value-type="float" office:value="0.265" calcext:value-type="float">
            <text:p>0.265</text:p>
          </table:table-cell>
          <table:table-cell table:formula="of:=AVERAGE([.AG3:.AG12])" office:value-type="float" office:value="0.279" calcext:value-type="float">
            <text:p>0.279</text:p>
          </table:table-cell>
          <table:table-cell table:formula="of:=AVERAGE([.AH3:.AH12])" office:value-type="float" office:value="0.048" calcext:value-type="float">
            <text:p>0.048</text:p>
          </table:table-cell>
          <table:table-cell table:formula="of:=AVERAGE([.AI3:.AI12])" office:value-type="float" office:value="0.407" calcext:value-type="float">
            <text:p>0.4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table:formula="of:=[.B15]/1000" office:value-type="float" office:value="0.241" calcext:value-type="float">
            <text:p>0.241</text:p>
          </table:table-cell>
          <table:table-cell table:formula="of:=[.C15]/1000" office:value-type="float" office:value="0.162" calcext:value-type="float">
            <text:p>0.162</text:p>
          </table:table-cell>
          <table:table-cell table:formula="of:=[.D15]/1000" office:value-type="float" office:value="0.006" calcext:value-type="float">
            <text:p>0.006</text:p>
          </table:table-cell>
          <table:table-cell table:formula="of:=[.E15]/1000" office:value-type="float" office:value="0.591" calcext:value-type="float">
            <text:p>0.591</text:p>
          </table:table-cell>
          <table:table-cell office:value-type="float" office:value="141129" calcext:value-type="float">
            <text:p>141129</text:p>
          </table:table-cell>
          <table:table-cell office:value-type="float" office:value="239663" calcext:value-type="float">
            <text:p>239663</text:p>
          </table:table-cell>
          <table:table-cell office:value-type="float" office:value="169982" calcext:value-type="float">
            <text:p>16998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374" calcext:value-type="float">
            <text:p>374</text:p>
          </table:table-cell>
          <table:table-cell table:formula="of:=[.O15]/1000" office:value-type="float" office:value="0.335" calcext:value-type="float">
            <text:p>0.335</text:p>
          </table:table-cell>
          <table:table-cell table:formula="of:=[.P15]/1000" office:value-type="float" office:value="0.267" calcext:value-type="float">
            <text:p>0.267</text:p>
          </table:table-cell>
          <table:table-cell table:formula="of:=[.Q15]/1000" office:value-type="float" office:value="0.024" calcext:value-type="float">
            <text:p>0.024</text:p>
          </table:table-cell>
          <table:table-cell table:formula="of:=[.R15]/1000" office:value-type="float" office:value="0.374" calcext:value-type="float">
            <text:p>0.374</text:p>
          </table:table-cell>
          <table:table-cell office:value-type="float" office:value="210737" calcext:value-type="float">
            <text:p>210737</text:p>
          </table:table-cell>
          <table:table-cell office:value-type="float" office:value="362138" calcext:value-type="float">
            <text:p>362138</text:p>
          </table:table-cell>
          <table:table-cell office:value-type="float" office:value="262696" calcext:value-type="float">
            <text:p>26269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table:formula="of:=[.AB15]/1000" office:value-type="float" office:value="0.386" calcext:value-type="float">
            <text:p>0.386</text:p>
          </table:table-cell>
          <table:table-cell table:formula="of:=[.AC15]/1000" office:value-type="float" office:value="0.311" calcext:value-type="float">
            <text:p>0.311</text:p>
          </table:table-cell>
          <table:table-cell table:formula="of:=[.AD15]/1000" office:value-type="float" office:value="0.052" calcext:value-type="float">
            <text:p>0.052</text:p>
          </table:table-cell>
          <table:table-cell table:formula="of:=[.AE15]/1000" office:value-type="float" office:value="0.251" calcext:value-type="float">
            <text:p>0.251</text:p>
          </table:table-cell>
          <table:table-cell office:value-type="float" office:value="322403" calcext:value-type="float">
            <text:p>322403</text:p>
          </table:table-cell>
          <table:table-cell office:value-type="float" office:value="757759" calcext:value-type="float">
            <text:p>757759</text:p>
          </table:table-cell>
          <table:table-cell office:value-type="float" office:value="473145" calcext:value-type="float">
            <text:p>473145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sqrt testing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</text:p>
          </table:table-cell>
          <table:table-cell office:value-type="string" calcext:value-type="string">
            <text:p>number of iterations k</text:p>
          </table:table-cell>
          <table:table-cell table:number-columns-repeated="3"/>
          <table:table-cell office:value-type="string" calcext:value-type="string">
            <text:p>ideal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line <text:s/>contract with freezing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19]/[.M19]" office:value-type="float" office:value="0.26" calcext:value-type="float">
            <text:p>0.26</text:p>
          </table:table-cell>
          <table:table-cell table:formula="of:=[.P19]/[.M19]" office:value-type="float" office:value="0.16" calcext:value-type="float">
            <text:p>0.16</text:p>
          </table:table-cell>
          <table:table-cell table:formula="of:=[.Q19]/[.M19]" office:value-type="float" office:value="0.01" calcext:value-type="float">
            <text:p>0.01</text:p>
          </table:table-cell>
          <table:table-cell table:formula="of:=[.R19]/[.M19]" office:value-type="float" office:value="0.57" calcext:value-type="float">
            <text:p>0.57</text:p>
          </table:table-cell>
          <table:table-cell office:value-type="float" office:value="148935" calcext:value-type="float">
            <text:p>148935</text:p>
          </table:table-cell>
          <table:table-cell office:value-type="float" office:value="247780" calcext:value-type="float">
            <text:p>247780</text:p>
          </table:table-cell>
          <table:table-cell office:value-type="float" office:value="185387" calcext:value-type="float">
            <text:p>185387</text:p>
          </table:table-cell>
          <table:table-cell table:formula="of:=ABS(0.35-[.S19])+ABS(0.25-[.T19])+ABS(0.25-[.U19])+ABS(0.25-[.V19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O20]/[.M20]" office:value-type="float" office:value="0.2" calcext:value-type="float">
            <text:p>0.2</text:p>
          </table:table-cell>
          <table:table-cell table:formula="of:=[.P20]/[.M20]" office:value-type="float" office:value="0.18" calcext:value-type="float">
            <text:p>0.18</text:p>
          </table:table-cell>
          <table:table-cell table:formula="of:=[.Q20]/[.M20]" office:value-type="float" office:value="0.03" calcext:value-type="float">
            <text:p>0.03</text:p>
          </table:table-cell>
          <table:table-cell table:formula="of:=[.R20]/[.M20]" office:value-type="float" office:value="0.59" calcext:value-type="float">
            <text:p>0.59</text:p>
          </table:table-cell>
          <table:table-cell office:value-type="float" office:value="153543" calcext:value-type="float">
            <text:p>153543</text:p>
          </table:table-cell>
          <table:table-cell office:value-type="float" office:value="317506" calcext:value-type="float">
            <text:p>317506</text:p>
          </table:table-cell>
          <table:table-cell office:value-type="float" office:value="188962" calcext:value-type="float">
            <text:p>188962</text:p>
          </table:table-cell>
          <table:table-cell table:formula="of:=ABS(0.35-[.S20])+ABS(0.25-[.T20])+ABS(0.25-[.U20])+ABS(0.25-[.V20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= 10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O21]/[.M21]" office:value-type="float" office:value="0.22" calcext:value-type="float">
            <text:p>0.22</text:p>
          </table:table-cell>
          <table:table-cell table:formula="of:=[.P21]/[.M21]" office:value-type="float" office:value="0.14" calcext:value-type="float">
            <text:p>0.14</text:p>
          </table:table-cell>
          <table:table-cell table:formula="of:=[.Q21]/[.M21]" office:value-type="float" office:value="0.03" calcext:value-type="float">
            <text:p>0.03</text:p>
          </table:table-cell>
          <table:table-cell table:formula="of:=[.R21]/[.M21]" office:value-type="float" office:value="0.61" calcext:value-type="float">
            <text:p>0.61</text:p>
          </table:table-cell>
          <table:table-cell office:value-type="float" office:value="158151" calcext:value-type="float">
            <text:p>158151</text:p>
          </table:table-cell>
          <table:table-cell office:value-type="float" office:value="324755" calcext:value-type="float">
            <text:p>324755</text:p>
          </table:table-cell>
          <table:table-cell office:value-type="float" office:value="193567" calcext:value-type="float">
            <text:p>193567</text:p>
          </table:table-cell>
          <table:table-cell table:formula="of:=ABS(0.35-[.S21])+ABS(0.25-[.T21])+ABS(0.25-[.U21])+ABS(0.25-[.V21])" office:value-type="float" office:value="0.82" calcext:value-type="float">
            <text:p>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403" calcext:value-type="float">
            <text:p>40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7116" calcext:value-type="float">
            <text:p>207116</text:p>
          </table:table-cell>
          <table:table-cell office:value-type="float" office:value="326357" calcext:value-type="float">
            <text:p>326357</text:p>
          </table:table-cell>
          <table:table-cell office:value-type="float" office:value="216925" calcext:value-type="float">
            <text:p>2169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O22]/[.M22]" office:value-type="float" office:value="0.27" calcext:value-type="float">
            <text:p>0.27</text:p>
          </table:table-cell>
          <table:table-cell table:formula="of:=[.P22]/[.M22]" office:value-type="float" office:value="0.15" calcext:value-type="float">
            <text:p>0.15</text:p>
          </table:table-cell>
          <table:table-cell table:formula="of:=[.Q22]/[.M22]" office:value-type="float" office:value="0" calcext:value-type="float">
            <text:p>0</text:p>
          </table:table-cell>
          <table:table-cell table:formula="of:=[.R22]/[.M22]" office:value-type="float" office:value="0.59" calcext:value-type="float">
            <text:p>0.59</text:p>
          </table:table-cell>
          <table:table-cell office:value-type="float" office:value="162759" calcext:value-type="float">
            <text:p>162759</text:p>
          </table:table-cell>
          <table:table-cell office:value-type="float" office:value="261593" calcext:value-type="float">
            <text:p>261593</text:p>
          </table:table-cell>
          <table:table-cell office:value-type="float" office:value="197277" calcext:value-type="float">
            <text:p>197277</text:p>
          </table:table-cell>
          <table:table-cell table:formula="of:=ABS(0.35-[.S22])+ABS(0.25-[.T22])+ABS(0.25-[.U22])+ABS(0.25-[.V22])" office:value-type="float" office:value="0.77" calcext:value-type="float">
            <text:p>0.77</text:p>
          </table:table-cell>
          <table:table-cell table:number-columns-repeated="12"/>
        </table:table-row>
        <table:table-row table:style-name="ro1">
          <table:table-cell/>
          <table:table-cell table:formula="of:=[.B22]+[.C22]+[.D22]" office:value-type="float" office:value="1000" calcext:value-type="float">
            <text:p>10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O23]/[.M23]" office:value-type="float" office:value="0.16" calcext:value-type="float">
            <text:p>0.16</text:p>
          </table:table-cell>
          <table:table-cell table:formula="of:=[.P23]/[.M23]" office:value-type="float" office:value="0.15" calcext:value-type="float">
            <text:p>0.15</text:p>
          </table:table-cell>
          <table:table-cell table:formula="of:=[.Q23]/[.M23]" office:value-type="float" office:value="0" calcext:value-type="float">
            <text:p>0</text:p>
          </table:table-cell>
          <table:table-cell table:formula="of:=[.R23]/[.M23]" office:value-type="float" office:value="0.69" calcext:value-type="float">
            <text:p>0.69</text:p>
          </table:table-cell>
          <table:table-cell office:value-type="float" office:value="167367" calcext:value-type="float">
            <text:p>167367</text:p>
          </table:table-cell>
          <table:table-cell office:value-type="float" office:value="265571" calcext:value-type="float">
            <text:p>265571</text:p>
          </table:table-cell>
          <table:table-cell office:value-type="float" office:value="195822" calcext:value-type="float">
            <text:p>195822</text:p>
          </table:table-cell>
          <table:table-cell table:formula="of:=ABS(0.35-[.S23])+ABS(0.25-[.T23])+ABS(0.25-[.U23])+ABS(0.25-[.V23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24]/[.M24]" office:value-type="float" office:value="0.3" calcext:value-type="float">
            <text:p>0.3</text:p>
          </table:table-cell>
          <table:table-cell table:formula="of:=[.P24]/[.M24]" office:value-type="float" office:value="0.19" calcext:value-type="float">
            <text:p>0.19</text:p>
          </table:table-cell>
          <table:table-cell table:formula="of:=[.Q24]/[.M24]" office:value-type="float" office:value="0.02" calcext:value-type="float">
            <text:p>0.02</text:p>
          </table:table-cell>
          <table:table-cell table:formula="of:=[.R24]/[.M24]" office:value-type="float" office:value="0.49" calcext:value-type="float">
            <text:p>0.49</text:p>
          </table:table-cell>
          <table:table-cell office:value-type="float" office:value="171975" calcext:value-type="float">
            <text:p>171975</text:p>
          </table:table-cell>
          <table:table-cell office:value-type="float" office:value="270009" calcext:value-type="float">
            <text:p>270009</text:p>
          </table:table-cell>
          <table:table-cell office:value-type="float" office:value="211234" calcext:value-type="float">
            <text:p>211234</text:p>
          </table:table-cell>
          <table:table-cell table:formula="of:=ABS(0.35-[.S24])+ABS(0.25-[.T24])+ABS(0.25-[.U24])+ABS(0.25-[.V24])"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O25]/[.M25]" office:value-type="float" office:value="0.28" calcext:value-type="float">
            <text:p>0.28</text:p>
          </table:table-cell>
          <table:table-cell table:formula="of:=[.P25]/[.M25]" office:value-type="float" office:value="0.28" calcext:value-type="float">
            <text:p>0.28</text:p>
          </table:table-cell>
          <table:table-cell table:formula="of:=[.Q25]/[.M25]" office:value-type="float" office:value="0.02" calcext:value-type="float">
            <text:p>0.02</text:p>
          </table:table-cell>
          <table:table-cell table:formula="of:=[.R25]/[.M25]" office:value-type="float" office:value="0.53" calcext:value-type="float">
            <text:p>0.53</text:p>
          </table:table-cell>
          <table:table-cell office:value-type="float" office:value="176583" calcext:value-type="float">
            <text:p>176583</text:p>
          </table:table-cell>
          <table:table-cell office:value-type="float" office:value="338535" calcext:value-type="float">
            <text:p>338535</text:p>
          </table:table-cell>
          <table:table-cell office:value-type="float" office:value="216832" calcext:value-type="float">
            <text:p>216832</text:p>
          </table:table-cell>
          <table:table-cell table:formula="of:=ABS(0.35-[.S25])+ABS(0.25-[.T25])+ABS(0.25-[.U25])+ABS(0.25-[.V25])" office:value-type="float" office:value="0.61" calcext:value-type="float">
            <text:p>0.6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26]/[.M26]" office:value-type="float" office:value="0.24" calcext:value-type="float">
            <text:p>0.24</text:p>
          </table:table-cell>
          <table:table-cell table:formula="of:=[.P26]/[.M26]" office:value-type="float" office:value="0.18" calcext:value-type="float">
            <text:p>0.18</text:p>
          </table:table-cell>
          <table:table-cell table:formula="of:=[.Q26]/[.M26]" office:value-type="float" office:value="0.01" calcext:value-type="float">
            <text:p>0.01</text:p>
          </table:table-cell>
          <table:table-cell table:formula="of:=[.R26]/[.M26]" office:value-type="float" office:value="0.57" calcext:value-type="float">
            <text:p>0.57</text:p>
          </table:table-cell>
          <table:table-cell office:value-type="float" office:value="181191" calcext:value-type="float">
            <text:p>181191</text:p>
          </table:table-cell>
          <table:table-cell office:value-type="float" office:value="286123" calcext:value-type="float">
            <text:p>286123</text:p>
          </table:table-cell>
          <table:table-cell office:value-type="float" office:value="213523" calcext:value-type="float">
            <text:p>213523</text:p>
          </table:table-cell>
          <table:table-cell table:formula="of:=ABS(0.35-[.S26])+ABS(0.25-[.T26])+ABS(0.25-[.U26])+ABS(0.25-[.V26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O27]/[.M27]" office:value-type="float" office:value="0.14" calcext:value-type="float">
            <text:p>0.14</text:p>
          </table:table-cell>
          <table:table-cell table:formula="of:=[.P27]/[.M27]" office:value-type="float" office:value="0.16" calcext:value-type="float">
            <text:p>0.16</text:p>
          </table:table-cell>
          <table:table-cell table:formula="of:=[.Q27]/[.M27]" office:value-type="float" office:value="0.01" calcext:value-type="float">
            <text:p>0.01</text:p>
          </table:table-cell>
          <table:table-cell table:formula="of:=[.R27]/[.M27]" office:value-type="float" office:value="0.69" calcext:value-type="float">
            <text:p>0.69</text:p>
          </table:table-cell>
          <table:table-cell office:value-type="float" office:value="185799" calcext:value-type="float">
            <text:p>185799</text:p>
          </table:table-cell>
          <table:table-cell office:value-type="float" office:value="282003" calcext:value-type="float">
            <text:p>282003</text:p>
          </table:table-cell>
          <table:table-cell office:value-type="float" office:value="215953" calcext:value-type="float">
            <text:p>215953</text:p>
          </table:table-cell>
          <table:table-cell table:formula="of:=ABS(0.35-[.S27])+ABS(0.25-[.T27])+ABS(0.25-[.U27])+ABS(0.25-[.V27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O28]/[.M28]" office:value-type="float" office:value="0.15" calcext:value-type="float">
            <text:p>0.15</text:p>
          </table:table-cell>
          <table:table-cell table:formula="of:=[.P28]/[.M28]" office:value-type="float" office:value="0.2" calcext:value-type="float">
            <text:p>0.2</text:p>
          </table:table-cell>
          <table:table-cell table:formula="of:=[.Q28]/[.M28]" office:value-type="float" office:value="0.01" calcext:value-type="float">
            <text:p>0.01</text:p>
          </table:table-cell>
          <table:table-cell table:formula="of:=[.R28]/[.M28]" office:value-type="float" office:value="0.64" calcext:value-type="float">
            <text:p>0.64</text:p>
          </table:table-cell>
          <table:table-cell office:value-type="float" office:value="190407" calcext:value-type="float">
            <text:p>190407</text:p>
          </table:table-cell>
          <table:table-cell office:value-type="float" office:value="289241" calcext:value-type="float">
            <text:p>289241</text:p>
          </table:table-cell>
          <table:table-cell office:value-type="float" office:value="223452" calcext:value-type="float">
            <text:p>223452</text:p>
          </table:table-cell>
          <table:table-cell table:formula="of:=ABS(0.35-[.S28])+ABS(0.25-[.T28])+ABS(0.25-[.U28])+ABS(0.25-[.V28])" office:value-type="float" office:value="0.88" calcext:value-type="float">
            <text:p>0.8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O29]/[.M29]" office:value-type="float" office:value="0.22" calcext:value-type="float">
            <text:p>0.22</text:p>
          </table:table-cell>
          <table:table-cell table:formula="of:=[.P29]/[.M29]" office:value-type="float" office:value="0.19" calcext:value-type="float">
            <text:p>0.19</text:p>
          </table:table-cell>
          <table:table-cell table:formula="of:=[.Q29]/[.M29]" office:value-type="float" office:value="0.01" calcext:value-type="float">
            <text:p>0.01</text:p>
          </table:table-cell>
          <table:table-cell table:formula="of:=[.R29]/[.M29]" office:value-type="float" office:value="0.58" calcext:value-type="float">
            <text:p>0.58</text:p>
          </table:table-cell>
          <table:table-cell office:value-type="float" office:value="195015" calcext:value-type="float">
            <text:p>195015</text:p>
          </table:table-cell>
          <table:table-cell office:value-type="float" office:value="359619" calcext:value-type="float">
            <text:p>359619</text:p>
          </table:table-cell>
          <table:table-cell office:value-type="float" office:value="229908" calcext:value-type="float">
            <text:p>229908</text:p>
          </table:table-cell>
          <table:table-cell table:formula="of:=ABS(0.35-[.S29])+ABS(0.25-[.T29])+ABS(0.25-[.U29])+ABS(0.25-[.V29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O30]/[.M30]" office:value-type="float" office:value="0.27" calcext:value-type="float">
            <text:p>0.27</text:p>
          </table:table-cell>
          <table:table-cell table:formula="of:=[.P30]/[.M30]" office:value-type="float" office:value="0.19" calcext:value-type="float">
            <text:p>0.19</text:p>
          </table:table-cell>
          <table:table-cell table:formula="of:=[.Q30]/[.M30]" office:value-type="float" office:value="0.03" calcext:value-type="float">
            <text:p>0.03</text:p>
          </table:table-cell>
          <table:table-cell table:formula="of:=[.R30]/[.M30]" office:value-type="float" office:value="0.51" calcext:value-type="float">
            <text:p>0.51</text:p>
          </table:table-cell>
          <table:table-cell office:value-type="float" office:value="199623" calcext:value-type="float">
            <text:p>199623</text:p>
          </table:table-cell>
          <table:table-cell office:value-type="float" office:value="297827" calcext:value-type="float">
            <text:p>297827</text:p>
          </table:table-cell>
          <table:table-cell office:value-type="float" office:value="238896" calcext:value-type="float">
            <text:p>238896</text:p>
          </table:table-cell>
          <table:table-cell table:formula="of:=ABS(0.35-[.S30])+ABS(0.25-[.T30])+ABS(0.25-[.U30])+ABS(0.25-[.V30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O31]/[.M31]" office:value-type="float" office:value="0.24" calcext:value-type="float">
            <text:p>0.24</text:p>
          </table:table-cell>
          <table:table-cell table:formula="of:=[.P31]/[.M31]" office:value-type="float" office:value="0.16" calcext:value-type="float">
            <text:p>0.16</text:p>
          </table:table-cell>
          <table:table-cell table:formula="of:=[.Q31]/[.M31]" office:value-type="float" office:value="0" calcext:value-type="float">
            <text:p>0</text:p>
          </table:table-cell>
          <table:table-cell table:formula="of:=[.R31]/[.M31]" office:value-type="float" office:value="0.6" calcext:value-type="float">
            <text:p>0.6</text:p>
          </table:table-cell>
          <table:table-cell office:value-type="float" office:value="204231" calcext:value-type="float">
            <text:p>204231</text:p>
          </table:table-cell>
          <table:table-cell office:value-type="float" office:value="366283" calcext:value-type="float">
            <text:p>366283</text:p>
          </table:table-cell>
          <table:table-cell office:value-type="float" office:value="238840" calcext:value-type="float">
            <text:p>238840</text:p>
          </table:table-cell>
          <table:table-cell table:formula="of:=ABS(0.35-[.S31])+ABS(0.25-[.T31])+ABS(0.25-[.U31])+ABS(0.25-[.V31])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O32]/[.M32]" office:value-type="float" office:value="0.28" calcext:value-type="float">
            <text:p>0.28</text:p>
          </table:table-cell>
          <table:table-cell table:formula="of:=[.P32]/[.M32]" office:value-type="float" office:value="0.2" calcext:value-type="float">
            <text:p>0.2</text:p>
          </table:table-cell>
          <table:table-cell table:formula="of:=[.Q32]/[.M32]" office:value-type="float" office:value="0" calcext:value-type="float">
            <text:p>0</text:p>
          </table:table-cell>
          <table:table-cell table:formula="of:=[.R32]/[.M32]" office:value-type="float" office:value="0.62" calcext:value-type="float">
            <text:p>0.62</text:p>
          </table:table-cell>
          <table:table-cell office:value-type="float" office:value="208839" calcext:value-type="float">
            <text:p>208839</text:p>
          </table:table-cell>
          <table:table-cell office:value-type="float" office:value="307684" calcext:value-type="float">
            <text:p>307684</text:p>
          </table:table-cell>
          <table:table-cell office:value-type="float" office:value="242135" calcext:value-type="float">
            <text:p>242135</text:p>
          </table:table-cell>
          <table:table-cell table:formula="of:=ABS(0.35-[.S32])+ABS(0.25-[.T32])+ABS(0.25-[.U32])+ABS(0.25-[.V32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[.O33]/[.M33]" office:value-type="float" office:value="0.22" calcext:value-type="float">
            <text:p>0.22</text:p>
          </table:table-cell>
          <table:table-cell table:formula="of:=[.P33]/[.M33]" office:value-type="float" office:value="0.19" calcext:value-type="float">
            <text:p>0.19</text:p>
          </table:table-cell>
          <table:table-cell table:formula="of:=[.Q33]/[.M33]" office:value-type="float" office:value="0.02" calcext:value-type="float">
            <text:p>0.02</text:p>
          </table:table-cell>
          <table:table-cell table:formula="of:=[.R33]/[.M33]" office:value-type="float" office:value="0.57" calcext:value-type="float">
            <text:p>0.57</text:p>
          </table:table-cell>
          <table:table-cell office:value-type="float" office:value="213447" calcext:value-type="float">
            <text:p>213447</text:p>
          </table:table-cell>
          <table:table-cell office:value-type="float" office:value="378040" calcext:value-type="float">
            <text:p>378040</text:p>
          </table:table-cell>
          <table:table-cell office:value-type="float" office:value="250286" calcext:value-type="float">
            <text:p>250286</text:p>
          </table:table-cell>
          <table:table-cell table:formula="of:=ABS(0.35-[.S33])+ABS(0.25-[.T33])+ABS(0.25-[.U33])+ABS(0.25-[.V33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O34]/[.M34]" office:value-type="float" office:value="0.17" calcext:value-type="float">
            <text:p>0.17</text:p>
          </table:table-cell>
          <table:table-cell table:formula="of:=[.P34]/[.M34]" office:value-type="float" office:value="0.18" calcext:value-type="float">
            <text:p>0.18</text:p>
          </table:table-cell>
          <table:table-cell table:formula="of:=[.Q34]/[.M34]" office:value-type="float" office:value="0" calcext:value-type="float">
            <text:p>0</text:p>
          </table:table-cell>
          <table:table-cell table:formula="of:=[.R34]/[.M34]" office:value-type="float" office:value="0.65" calcext:value-type="float">
            <text:p>0.65</text:p>
          </table:table-cell>
          <table:table-cell office:value-type="float" office:value="218055" calcext:value-type="float">
            <text:p>218055</text:p>
          </table:table-cell>
          <table:table-cell office:value-type="float" office:value="316889" calcext:value-type="float">
            <text:p>316889</text:p>
          </table:table-cell>
          <table:table-cell office:value-type="float" office:value="247002" calcext:value-type="float">
            <text:p>247002</text:p>
          </table:table-cell>
          <table:table-cell table:formula="of:=ABS(0.35-[.S34])+ABS(0.25-[.T34])+ABS(0.25-[.U34])+ABS(0.25-[.V34])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35]/[.M35]" office:value-type="float" office:value="0.25" calcext:value-type="float">
            <text:p>0.25</text:p>
          </table:table-cell>
          <table:table-cell table:formula="of:=[.P35]/[.M35]" office:value-type="float" office:value="0.17" calcext:value-type="float">
            <text:p>0.17</text:p>
          </table:table-cell>
          <table:table-cell table:formula="of:=[.Q35]/[.M35]" office:value-type="float" office:value="0.01" calcext:value-type="float">
            <text:p>0.01</text:p>
          </table:table-cell>
          <table:table-cell table:formula="of:=[.R35]/[.M35]" office:value-type="float" office:value="0.57" calcext:value-type="float">
            <text:p>0.57</text:p>
          </table:table-cell>
          <table:table-cell office:value-type="float" office:value="222663" calcext:value-type="float">
            <text:p>222663</text:p>
          </table:table-cell>
          <table:table-cell office:value-type="float" office:value="387256" calcext:value-type="float">
            <text:p>387256</text:p>
          </table:table-cell>
          <table:table-cell office:value-type="float" office:value="259857" calcext:value-type="float">
            <text:p>259857</text:p>
          </table:table-cell>
          <table:table-cell table:formula="of:=ABS(0.35-[.S35])+ABS(0.25-[.T35])+ABS(0.25-[.U35])+ABS(0.25-[.V35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O36]/[.M36]" office:value-type="float" office:value="0.29" calcext:value-type="float">
            <text:p>0.29</text:p>
          </table:table-cell>
          <table:table-cell table:formula="of:=[.P36]/[.M36]" office:value-type="float" office:value="0.18" calcext:value-type="float">
            <text:p>0.18</text:p>
          </table:table-cell>
          <table:table-cell table:formula="of:=[.Q36]/[.M36]" office:value-type="float" office:value="0.02" calcext:value-type="float">
            <text:p>0.02</text:p>
          </table:table-cell>
          <table:table-cell table:formula="of:=[.R36]/[.M36]" office:value-type="float" office:value="0.51" calcext:value-type="float">
            <text:p>0.51</text:p>
          </table:table-cell>
          <table:table-cell office:value-type="float" office:value="227271" calcext:value-type="float">
            <text:p>227271</text:p>
          </table:table-cell>
          <table:table-cell office:value-type="float" office:value="326105" calcext:value-type="float">
            <text:p>326105</text:p>
          </table:table-cell>
          <table:table-cell office:value-type="float" office:value="269358" calcext:value-type="float">
            <text:p>269358</text:p>
          </table:table-cell>
          <table:table-cell table:formula="of:=ABS(0.35-[.S36])+ABS(0.25-[.T36])+ABS(0.25-[.U36])+ABS(0.25-[.V36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37]/[.M37]" office:value-type="float" office:value="0.22" calcext:value-type="float">
            <text:p>0.22</text:p>
          </table:table-cell>
          <table:table-cell table:formula="of:=[.P37]/[.M37]" office:value-type="float" office:value="0.21" calcext:value-type="float">
            <text:p>0.21</text:p>
          </table:table-cell>
          <table:table-cell table:formula="of:=[.Q37]/[.M37]" office:value-type="float" office:value="0" calcext:value-type="float">
            <text:p>0</text:p>
          </table:table-cell>
          <table:table-cell table:formula="of:=[.R37]/[.M37]" office:value-type="float" office:value="0.57" calcext:value-type="float">
            <text:p>0.57</text:p>
          </table:table-cell>
          <table:table-cell office:value-type="float" office:value="231879" calcext:value-type="float">
            <text:p>231879</text:p>
          </table:table-cell>
          <table:table-cell office:value-type="float" office:value="396472" calcext:value-type="float">
            <text:p>396472</text:p>
          </table:table-cell>
          <table:table-cell office:value-type="float" office:value="269240" calcext:value-type="float">
            <text:p>269240</text:p>
          </table:table-cell>
          <table:table-cell table:formula="of:=ABS(0.35-[.S37])+ABS(0.25-[.T37])+ABS(0.25-[.U37])+ABS(0.25-[.V37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O38]/[.M38]" office:value-type="float" office:value="0.14" calcext:value-type="float">
            <text:p>0.14</text:p>
          </table:table-cell>
          <table:table-cell table:formula="of:=[.P38]/[.M38]" office:value-type="float" office:value="0.2" calcext:value-type="float">
            <text:p>0.2</text:p>
          </table:table-cell>
          <table:table-cell table:formula="of:=[.Q38]/[.M38]" office:value-type="float" office:value="0" calcext:value-type="float">
            <text:p>0</text:p>
          </table:table-cell>
          <table:table-cell table:formula="of:=[.R38]/[.M38]" office:value-type="float" office:value="0.66" calcext:value-type="float">
            <text:p>0.66</text:p>
          </table:table-cell>
          <table:table-cell office:value-type="float" office:value="236487" calcext:value-type="float">
            <text:p>236487</text:p>
          </table:table-cell>
          <table:table-cell office:value-type="float" office:value="335332" calcext:value-type="float">
            <text:p>335332</text:p>
          </table:table-cell>
          <table:table-cell office:value-type="float" office:value="267291" calcext:value-type="float">
            <text:p>267291</text:p>
          </table:table-cell>
          <table:table-cell table:formula="of:=ABS(0.35-[.S38])+ABS(0.25-[.T38])+ABS(0.25-[.U38])+ABS(0.25-[.V38])"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O39]/[.M39]" office:value-type="float" office:value="0.26" calcext:value-type="float">
            <text:p>0.26</text:p>
          </table:table-cell>
          <table:table-cell table:formula="of:=[.P39]/[.M39]" office:value-type="float" office:value="0.15" calcext:value-type="float">
            <text:p>0.15</text:p>
          </table:table-cell>
          <table:table-cell table:formula="of:=[.Q39]/[.M39]" office:value-type="float" office:value="0.01" calcext:value-type="float">
            <text:p>0.01</text:p>
          </table:table-cell>
          <table:table-cell table:formula="of:=[.R39]/[.M39]" office:value-type="float" office:value="0.58" calcext:value-type="float">
            <text:p>0.58</text:p>
          </table:table-cell>
          <table:table-cell office:value-type="float" office:value="241095" calcext:value-type="float">
            <text:p>241095</text:p>
          </table:table-cell>
          <table:table-cell office:value-type="float" office:value="337299" calcext:value-type="float">
            <text:p>337299</text:p>
          </table:table-cell>
          <table:table-cell office:value-type="float" office:value="277335" calcext:value-type="float">
            <text:p>277335</text:p>
          </table:table-cell>
          <table:table-cell table:formula="of:=ABS(0.35-[.S39])+ABS(0.25-[.T39])+ABS(0.25-[.U39])+ABS(0.25-[.V39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O40]/[.M40]" office:value-type="float" office:value="0.27" calcext:value-type="float">
            <text:p>0.27</text:p>
          </table:table-cell>
          <table:table-cell table:formula="of:=[.P40]/[.M40]" office:value-type="float" office:value="0.14" calcext:value-type="float">
            <text:p>0.14</text:p>
          </table:table-cell>
          <table:table-cell table:formula="of:=[.Q40]/[.M40]" office:value-type="float" office:value="0" calcext:value-type="float">
            <text:p>0</text:p>
          </table:table-cell>
          <table:table-cell table:formula="of:=[.R40]/[.M40]" office:value-type="float" office:value="0.59" calcext:value-type="float">
            <text:p>0.59</text:p>
          </table:table-cell>
          <table:table-cell office:value-type="float" office:value="245703" calcext:value-type="float">
            <text:p>245703</text:p>
          </table:table-cell>
          <table:table-cell office:value-type="float" office:value="344548" calcext:value-type="float">
            <text:p>344548</text:p>
          </table:table-cell>
          <table:table-cell office:value-type="float" office:value="279492" calcext:value-type="float">
            <text:p>279492</text:p>
          </table:table-cell>
          <table:table-cell table:formula="of:=ABS(0.35-[.S40])+ABS(0.25-[.T40])+ABS(0.25-[.U40])+ABS(0.25-[.V40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O41]/[.M41]" office:value-type="float" office:value="0.25" calcext:value-type="float">
            <text:p>0.25</text:p>
          </table:table-cell>
          <table:table-cell table:formula="of:=[.P41]/[.M41]" office:value-type="float" office:value="0.13" calcext:value-type="float">
            <text:p>0.13</text:p>
          </table:table-cell>
          <table:table-cell table:formula="of:=[.Q41]/[.M41]" office:value-type="float" office:value="0.03" calcext:value-type="float">
            <text:p>0.03</text:p>
          </table:table-cell>
          <table:table-cell table:formula="of:=[.R41]/[.M41]" office:value-type="float" office:value="0.59" calcext:value-type="float">
            <text:p>0.59</text:p>
          </table:table-cell>
          <table:table-cell office:value-type="float" office:value="250311" calcext:value-type="float">
            <text:p>250311</text:p>
          </table:table-cell>
          <table:table-cell office:value-type="float" office:value="349145" calcext:value-type="float">
            <text:p>349145</text:p>
          </table:table-cell>
          <table:table-cell office:value-type="float" office:value="285302" calcext:value-type="float">
            <text:p>285302</text:p>
          </table:table-cell>
          <table:table-cell table:formula="of:=ABS(0.35-[.S41])+ABS(0.25-[.T41])+ABS(0.25-[.U41])+ABS(0.25-[.V41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O42]/[.M42]" office:value-type="float" office:value="0.25" calcext:value-type="float">
            <text:p>0.25</text:p>
          </table:table-cell>
          <table:table-cell table:formula="of:=[.P42]/[.M42]" office:value-type="float" office:value="0.21" calcext:value-type="float">
            <text:p>0.21</text:p>
          </table:table-cell>
          <table:table-cell table:formula="of:=[.Q42]/[.M42]" office:value-type="float" office:value="0" calcext:value-type="float">
            <text:p>0</text:p>
          </table:table-cell>
          <table:table-cell table:formula="of:=[.R42]/[.M42]" office:value-type="float" office:value="0.54" calcext:value-type="float">
            <text:p>0.54</text:p>
          </table:table-cell>
          <table:table-cell office:value-type="float" office:value="254919" calcext:value-type="float">
            <text:p>254919</text:p>
          </table:table-cell>
          <table:table-cell office:value-type="float" office:value="357530" calcext:value-type="float">
            <text:p>357530</text:p>
          </table:table-cell>
          <table:table-cell office:value-type="float" office:value="295357" calcext:value-type="float">
            <text:p>295357</text:p>
          </table:table-cell>
          <table:table-cell table:formula="of:=ABS(0.35-[.S42])+ABS(0.25-[.T42])+ABS(0.25-[.U42])+ABS(0.25-[.V42])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43]/[.M44]" office:value-type="float" office:value="0.34" calcext:value-type="float">
            <text:p>0.34</text:p>
          </table:table-cell>
          <table:table-cell table:formula="of:=[.P43]/[.M44]" office:value-type="float" office:value="0.09" calcext:value-type="float">
            <text:p>0.09</text:p>
          </table:table-cell>
          <table:table-cell table:formula="of:=[.Q43]/[.M44]" office:value-type="float" office:value="0.01" calcext:value-type="float">
            <text:p>0.01</text:p>
          </table:table-cell>
          <table:table-cell table:formula="of:=[.R43]/[.M44]" office:value-type="float" office:value="0.56" calcext:value-type="float">
            <text:p>0.56</text:p>
          </table:table-cell>
          <table:table-cell office:value-type="float" office:value="259527" calcext:value-type="float">
            <text:p>259527</text:p>
          </table:table-cell>
          <table:table-cell office:value-type="float" office:value="358361" calcext:value-type="float">
            <text:p>358361</text:p>
          </table:table-cell>
          <table:table-cell office:value-type="float" office:value="295466" calcext:value-type="float">
            <text:p>295466</text:p>
          </table:table-cell>
          <table:table-cell table:formula="of:=ABS(0.35-[.S43])+ABS(0.25-[.T43])+ABS(0.25-[.U43])+ABS(0.25-[.V43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44]/[.M45]" office:value-type="float" office:value="0.22" calcext:value-type="float">
            <text:p>0.22</text:p>
          </table:table-cell>
          <table:table-cell table:formula="of:=[.P44]/[.M45]" office:value-type="float" office:value="0.21" calcext:value-type="float">
            <text:p>0.21</text:p>
          </table:table-cell>
          <table:table-cell table:formula="of:=[.Q44]/[.M45]" office:value-type="float" office:value="0.01" calcext:value-type="float">
            <text:p>0.01</text:p>
          </table:table-cell>
          <table:table-cell table:formula="of:=[.R44]/[.M45]" office:value-type="float" office:value="0.56" calcext:value-type="float">
            <text:p>0.56</text:p>
          </table:table-cell>
          <table:table-cell office:value-type="float" office:value="264135" calcext:value-type="float">
            <text:p>264135</text:p>
          </table:table-cell>
          <table:table-cell office:value-type="float" office:value="362980" calcext:value-type="float">
            <text:p>362980</text:p>
          </table:table-cell>
          <table:table-cell office:value-type="float" office:value="301195" calcext:value-type="float">
            <text:p>301195</text:p>
          </table:table-cell>
          <table:table-cell table:formula="of:=ABS(0.35-[.S44])+ABS(0.25-[.T44])+ABS(0.25-[.U44])+ABS(0.25-[.V44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O45]/[.M45]" office:value-type="float" office:value="0.22" calcext:value-type="float">
            <text:p>0.22</text:p>
          </table:table-cell>
          <table:table-cell table:formula="of:=[.P45]/[.M45]" office:value-type="float" office:value="0.18" calcext:value-type="float">
            <text:p>0.18</text:p>
          </table:table-cell>
          <table:table-cell table:formula="of:=[.Q45]/[.M45]" office:value-type="float" office:value="0.02" calcext:value-type="float">
            <text:p>0.02</text:p>
          </table:table-cell>
          <table:table-cell table:formula="of:=[.R45]/[.M45]" office:value-type="float" office:value="0.58" calcext:value-type="float">
            <text:p>0.58</text:p>
          </table:table-cell>
          <table:table-cell office:value-type="float" office:value="268743" calcext:value-type="float">
            <text:p>268743</text:p>
          </table:table-cell>
          <table:table-cell office:value-type="float" office:value="366947" calcext:value-type="float">
            <text:p>366947</text:p>
          </table:table-cell>
          <table:table-cell office:value-type="float" office:value="303961" calcext:value-type="float">
            <text:p>303961</text:p>
          </table:table-cell>
          <table:table-cell table:formula="of:=ABS(0.35-[.S45])+ABS(0.25-[.T45])+ABS(0.25-[.U45])+ABS(0.25-[.V45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O46]/[.M46]" office:value-type="float" office:value="0.28" calcext:value-type="float">
            <text:p>0.28</text:p>
          </table:table-cell>
          <table:table-cell table:formula="of:=[.P46]/[.M46]" office:value-type="float" office:value="0.21" calcext:value-type="float">
            <text:p>0.21</text:p>
          </table:table-cell>
          <table:table-cell table:formula="of:=[.Q46]/[.M46]" office:value-type="float" office:value="0.01" calcext:value-type="float">
            <text:p>0.01</text:p>
          </table:table-cell>
          <table:table-cell table:formula="of:=[.R46]/[.M46]" office:value-type="float" office:value="0.5" calcext:value-type="float">
            <text:p>0.5</text:p>
          </table:table-cell>
          <table:table-cell office:value-type="float" office:value="277959" calcext:value-type="float">
            <text:p>277959</text:p>
          </table:table-cell>
          <table:table-cell office:value-type="float" office:value="376793" calcext:value-type="float">
            <text:p>376793</text:p>
          </table:table-cell>
          <table:table-cell office:value-type="float" office:value="317740" calcext:value-type="float">
            <text:p>317740</text:p>
          </table:table-cell>
          <table:table-cell table:formula="of:=ABS(0.35-[.S46])+ABS(0.25-[.T46])+ABS(0.25-[.U46])+ABS(0.25-[.V46])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O47]/[.M47]" office:value-type="float" office:value="0.39" calcext:value-type="float">
            <text:p>0.39</text:p>
          </table:table-cell>
          <table:table-cell table:formula="of:=[.P47]/[.M47]" office:value-type="float" office:value="0.2" calcext:value-type="float">
            <text:p>0.2</text:p>
          </table:table-cell>
          <table:table-cell table:formula="of:=[.Q47]/[.M47]" office:value-type="float" office:value="0" calcext:value-type="float">
            <text:p>0</text:p>
          </table:table-cell>
          <table:table-cell table:formula="of:=[.R47]/[.M47]" office:value-type="float" office:value="0.41" calcext:value-type="float">
            <text:p>0.41</text:p>
          </table:table-cell>
          <table:table-cell office:value-type="float" office:value="282567" calcext:value-type="float">
            <text:p>282567</text:p>
          </table:table-cell>
          <table:table-cell office:value-type="float" office:value="378771" calcext:value-type="float">
            <text:p>378771</text:p>
          </table:table-cell>
          <table:table-cell office:value-type="float" office:value="327258" calcext:value-type="float">
            <text:p>327258</text:p>
          </table:table-cell>
          <table:table-cell table:formula="of:=ABS(0.35-[.S47])+ABS(0.25-[.T47])+ABS(0.25-[.U47])+ABS(0.25-[.V47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O48]/[.M48]" office:value-type="float" office:value="0.32" calcext:value-type="float">
            <text:p>0.32</text:p>
          </table:table-cell>
          <table:table-cell table:formula="of:=[.P48]/[.M48]" office:value-type="float" office:value="0.25" calcext:value-type="float">
            <text:p>0.25</text:p>
          </table:table-cell>
          <table:table-cell table:formula="of:=[.Q48]/[.M48]" office:value-type="float" office:value="0.03" calcext:value-type="float">
            <text:p>0.03</text:p>
          </table:table-cell>
          <table:table-cell table:formula="of:=[.R48]/[.M48]" office:value-type="float" office:value="0.4" calcext:value-type="float">
            <text:p>0.4</text:p>
          </table:table-cell>
          <table:table-cell office:value-type="float" office:value="287175" calcext:value-type="float">
            <text:p>287175</text:p>
          </table:table-cell>
          <table:table-cell office:value-type="float" office:value="449127" calcext:value-type="float">
            <text:p>449127</text:p>
          </table:table-cell>
          <table:table-cell office:value-type="float" office:value="333062" calcext:value-type="float">
            <text:p>333062</text:p>
          </table:table-cell>
          <table:table-cell table:formula="of:=ABS(0.35-[.S48])+ABS(0.25-[.T48])+ABS(0.25-[.U48])+ABS(0.25-[.V48])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O49]/[.M49]" office:value-type="float" office:value="0.34" calcext:value-type="float">
            <text:p>0.34</text:p>
          </table:table-cell>
          <table:table-cell table:formula="of:=[.P49]/[.M49]" office:value-type="float" office:value="0.19" calcext:value-type="float">
            <text:p>0.19</text:p>
          </table:table-cell>
          <table:table-cell table:formula="of:=[.Q49]/[.M49]" office:value-type="float" office:value="0.04" calcext:value-type="float">
            <text:p>0.04</text:p>
          </table:table-cell>
          <table:table-cell table:formula="of:=[.R49]/[.M49]" office:value-type="float" office:value="0.43" calcext:value-type="float">
            <text:p>0.43</text:p>
          </table:table-cell>
          <table:table-cell office:value-type="float" office:value="291752" calcext:value-type="float">
            <text:p>291752</text:p>
          </table:table-cell>
          <table:table-cell office:value-type="float" office:value="390597" calcext:value-type="float">
            <text:p>390597</text:p>
          </table:table-cell>
          <table:table-cell office:value-type="float" office:value="337332" calcext:value-type="float">
            <text:p>337332</text:p>
          </table:table-cell>
          <table:table-cell table:formula="of:=ABS(0.35-[.S49])+ABS(0.25-[.T49])+ABS(0.25-[.U49])+ABS(0.25-[.V49])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O50]/[.M50]" office:value-type="float" office:value="0.38" calcext:value-type="float">
            <text:p>0.38</text:p>
          </table:table-cell>
          <table:table-cell table:formula="of:=[.P50]/[.M50]" office:value-type="float" office:value="0.17" calcext:value-type="float">
            <text:p>0.17</text:p>
          </table:table-cell>
          <table:table-cell table:formula="of:=[.Q50]/[.M50]" office:value-type="float" office:value="0.07" calcext:value-type="float">
            <text:p>0.07</text:p>
          </table:table-cell>
          <table:table-cell table:formula="of:=[.R50]/[.M50]" office:value-type="float" office:value="0.38" calcext:value-type="float">
            <text:p>0.38</text:p>
          </table:table-cell>
          <table:table-cell office:value-type="float" office:value="295530" calcext:value-type="float">
            <text:p>295530</text:p>
          </table:table-cell>
          <table:table-cell office:value-type="float" office:value="394386" calcext:value-type="float">
            <text:p>394386</text:p>
          </table:table-cell>
          <table:table-cell office:value-type="float" office:value="342608" calcext:value-type="float">
            <text:p>342608</text:p>
          </table:table-cell>
          <table:table-cell table:formula="of:=ABS(0.35-[.S50])+ABS(0.25-[.T50])+ABS(0.25-[.U50])+ABS(0.25-[.V50])"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O51]/[.M49]" office:value-type="float" office:value="0.41" calcext:value-type="float">
            <text:p>0.41</text:p>
          </table:table-cell>
          <table:table-cell table:formula="of:=[.P51]/[.M49]" office:value-type="float" office:value="0.19" calcext:value-type="float">
            <text:p>0.19</text:p>
          </table:table-cell>
          <table:table-cell table:formula="of:=[.Q51]/[.M49]" office:value-type="float" office:value="0.04" calcext:value-type="float">
            <text:p>0.04</text:p>
          </table:table-cell>
          <table:table-cell table:formula="of:=[.R51]/[.M49]" office:value-type="float" office:value="0.36" calcext:value-type="float">
            <text:p>0.36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3019" calcext:value-type="float">
            <text:p>343019</text:p>
          </table:table-cell>
          <table:table-cell table:formula="of:=ABS(0.35-[.S51])+ABS(0.25-[.T51])+ABS(0.25-[.U51])+ABS(0.25-[.V51])"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O52]/[.M50]" office:value-type="float" office:value="0.27" calcext:value-type="float">
            <text:p>0.27</text:p>
          </table:table-cell>
          <table:table-cell table:formula="of:=[.P52]/[.M50]" office:value-type="float" office:value="0.33" calcext:value-type="float">
            <text:p>0.33</text:p>
          </table:table-cell>
          <table:table-cell table:formula="of:=[.Q52]/[.M50]" office:value-type="float" office:value="0" calcext:value-type="float">
            <text:p>0</text:p>
          </table:table-cell>
          <table:table-cell table:formula="of:=[.R52]/[.M50]" office:value-type="float" office:value="0.4" calcext:value-type="float">
            <text:p>0.4</text:p>
          </table:table-cell>
          <table:table-cell office:value-type="float" office:value="297741" calcext:value-type="float">
            <text:p>297741</text:p>
          </table:table-cell>
          <table:table-cell office:value-type="float" office:value="562334" calcext:value-type="float">
            <text:p>562334</text:p>
          </table:table-cell>
          <table:table-cell office:value-type="float" office:value="344007" calcext:value-type="float">
            <text:p>344007</text:p>
          </table:table-cell>
          <table:table-cell table:formula="of:=ABS(0.35-[.S52])+ABS(0.25-[.T52])+ABS(0.25-[.U52])+ABS(0.25-[.V52])"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O53]/[.M51]" office:value-type="float" office:value="0.28" calcext:value-type="float">
            <text:p>0.28</text:p>
          </table:table-cell>
          <table:table-cell table:formula="of:=[.P53]/[.M51]" office:value-type="float" office:value="0.23" calcext:value-type="float">
            <text:p>0.23</text:p>
          </table:table-cell>
          <table:table-cell table:formula="of:=[.Q53]/[.M51]" office:value-type="float" office:value="0.05" calcext:value-type="float">
            <text:p>0.05</text:p>
          </table:table-cell>
          <table:table-cell table:formula="of:=[.R53]/[.M51]" office:value-type="float" office:value="0.44" calcext:value-type="float">
            <text:p>0.44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34" calcext:value-type="float">
            <text:p>462334</text:p>
          </table:table-cell>
          <table:table-cell office:value-type="float" office:value="340829" calcext:value-type="float">
            <text:p>340829</text:p>
          </table:table-cell>
          <table:table-cell table:formula="of:=ABS(0.35-[.S53])+ABS(0.25-[.T53])+ABS(0.25-[.U53])+ABS(0.25-[.V53])"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O54]/[.M52]" office:value-type="float" office:value="0.33" calcext:value-type="float">
            <text:p>0.33</text:p>
          </table:table-cell>
          <table:table-cell table:formula="of:=[.P54]/[.M52]" office:value-type="float" office:value="0.22" calcext:value-type="float">
            <text:p>0.22</text:p>
          </table:table-cell>
          <table:table-cell table:formula="of:=[.Q54]/[.M52]" office:value-type="float" office:value="0.02" calcext:value-type="float">
            <text:p>0.02</text:p>
          </table:table-cell>
          <table:table-cell table:formula="of:=[.R54]/[.M52]" office:value-type="float" office:value="0.43" calcext:value-type="float">
            <text:p>0.43</text:p>
          </table:table-cell>
          <table:table-cell office:value-type="float" office:value="297741" calcext:value-type="float">
            <text:p>297741</text:p>
          </table:table-cell>
          <table:table-cell office:value-type="float" office:value="396586" calcext:value-type="float">
            <text:p>396586</text:p>
          </table:table-cell>
          <table:table-cell office:value-type="float" office:value="340169" calcext:value-type="float">
            <text:p>340169</text:p>
          </table:table-cell>
          <table:table-cell table:formula="of:=ABS(0.35-[.S54])+ABS(0.25-[.T54])+ABS(0.25-[.U54])+ABS(0.25-[.V54])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O55]/[.M53]" office:value-type="float" office:value="0.41" calcext:value-type="float">
            <text:p>0.41</text:p>
          </table:table-cell>
          <table:table-cell table:formula="of:=[.P55]/[.M53]" office:value-type="float" office:value="0.2" calcext:value-type="float">
            <text:p>0.2</text:p>
          </table:table-cell>
          <table:table-cell table:formula="of:=[.Q55]/[.M53]" office:value-type="float" office:value="0.01" calcext:value-type="float">
            <text:p>0.01</text:p>
          </table:table-cell>
          <table:table-cell table:formula="of:=[.R55]/[.M53]" office:value-type="float" office:value="0.38" calcext:value-type="float">
            <text:p>0.38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34" calcext:value-type="float">
            <text:p>462334</text:p>
          </table:table-cell>
          <table:table-cell office:value-type="float" office:value="344884" calcext:value-type="float">
            <text:p>344884</text:p>
          </table:table-cell>
          <table:table-cell table:formula="of:=ABS(0.35-[.S55])+ABS(0.25-[.T55])+ABS(0.25-[.U55])+ABS(0.25-[.V55])"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O56]/[.M54]" office:value-type="float" office:value="0.32" calcext:value-type="float">
            <text:p>0.32</text:p>
          </table:table-cell>
          <table:table-cell table:formula="of:=[.P56]/[.M54]" office:value-type="float" office:value="0.31" calcext:value-type="float">
            <text:p>0.31</text:p>
          </table:table-cell>
          <table:table-cell table:formula="of:=[.Q56]/[.M54]" office:value-type="float" office:value="0.02" calcext:value-type="float">
            <text:p>0.02</text:p>
          </table:table-cell>
          <table:table-cell table:formula="of:=[.R56]/[.M54]" office:value-type="float" office:value="0.35" calcext:value-type="float">
            <text:p>0.35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1704" calcext:value-type="float">
            <text:p>461704</text:p>
          </table:table-cell>
          <table:table-cell office:value-type="float" office:value="343181" calcext:value-type="float">
            <text:p>343181</text:p>
          </table:table-cell>
          <table:table-cell table:formula="of:=ABS(0.35-[.S56])+ABS(0.25-[.T56])+ABS(0.25-[.U56])+ABS(0.25-[.V56])"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O57]/[.M55]" office:value-type="float" office:value="0.38" calcext:value-type="float">
            <text:p>0.38</text:p>
          </table:table-cell>
          <table:table-cell table:formula="of:=[.P57]/[.M55]" office:value-type="float" office:value="0.26" calcext:value-type="float">
            <text:p>0.26</text:p>
          </table:table-cell>
          <table:table-cell table:formula="of:=[.Q57]/[.M55]" office:value-type="float" office:value="0.01" calcext:value-type="float">
            <text:p>0.01</text:p>
          </table:table-cell>
          <table:table-cell table:formula="of:=[.R57]/[.M55]" office:value-type="float" office:value="0.35" calcext:value-type="float">
            <text:p>0.35</text:p>
          </table:table-cell>
          <table:table-cell office:value-type="float" office:value="297741" calcext:value-type="float">
            <text:p>297741</text:p>
          </table:table-cell>
          <table:table-cell office:value-type="float" office:value="396586" calcext:value-type="float">
            <text:p>396586</text:p>
          </table:table-cell>
          <table:table-cell office:value-type="float" office:value="343425" calcext:value-type="float">
            <text:p>343425</text:p>
          </table:table-cell>
          <table:table-cell table:formula="of:=ABS(0.35-[.S57])+ABS(0.25-[.T57])+ABS(0.25-[.U57])+ABS(0.25-[.V57])" office:value-type="float" office:value="0.38" calcext:value-type="float">
            <text:p>0.38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O61]/[.M53]" office:value-type="float" office:value="0.36" calcext:value-type="float">
            <text:p>0.36</text:p>
          </table:table-cell>
          <table:table-cell table:formula="of:=[.P61]/[.M53]" office:value-type="float" office:value="0.29" calcext:value-type="float">
            <text:p>0.29</text:p>
          </table:table-cell>
          <table:table-cell table:formula="of:=[.Q61]/[.M53]" office:value-type="float" office:value="0.02" calcext:value-type="float">
            <text:p>0.02</text:p>
          </table:table-cell>
          <table:table-cell table:formula="of:=[.R61]/[.M53]" office:value-type="float" office:value="0.33" calcext:value-type="float">
            <text:p>0.33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5622" calcext:value-type="float">
            <text:p>345622</text:p>
          </table:table-cell>
          <table:table-cell table:formula="of:=ABS(0.35-[.S61])+ABS(0.25-[.T61])+ABS(0.25-[.U61])+ABS(0.25-[.V61])" office:value-type="float" office:value="0.36" calcext:value-type="float">
            <text:p>0.36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0"/>
          <table:table-cell>
            <draw:frame draw:z-index="2" draw:style-name="gr1" draw:text-style-name="P1" svg:width="15.997cm" svg:height="9.005cm" svg:x="-0.001cm" svg:y="0cm">
              <draw:object draw:notify-on-update-of-ranges="'Alpha Results'.N71:'Alpha Results'.N91 'Alpha Results'.Z71:'Alpha Results'.Z9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cbrt testing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</text:p>
          </table:table-cell>
          <table:table-cell office:value-type="string" calcext:value-type="string">
            <text:p>number of iterations k</text:p>
          </table:table-cell>
          <table:table-cell table:number-columns-repeated="3"/>
          <table:table-cell office:value-type="string" calcext:value-type="string">
            <text:p>ideal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1]/[.M71]" office:value-type="float" office:value="0.3" calcext:value-type="float">
            <text:p>0.3</text:p>
          </table:table-cell>
          <table:table-cell table:formula="of:=[.P71]/[.M71]" office:value-type="float" office:value="0.1" calcext:value-type="float">
            <text:p>0.1</text:p>
          </table:table-cell>
          <table:table-cell table:formula="of:=[.Q71]/[.M71]" office:value-type="float" office:value="0.01" calcext:value-type="float">
            <text:p>0.01</text:p>
          </table:table-cell>
          <table:table-cell table:formula="of:=[.R71]/[.M71]" office:value-type="float" office:value="0.59" calcext:value-type="float">
            <text:p>0.59</text:p>
          </table:table-cell>
          <table:table-cell office:value-type="float" office:value="151737" calcext:value-type="float">
            <text:p>151737</text:p>
          </table:table-cell>
          <table:table-cell office:value-type="float" office:value="315700" calcext:value-type="float">
            <text:p>315700</text:p>
          </table:table-cell>
          <table:table-cell office:value-type="float" office:value="184037" calcext:value-type="float">
            <text:p>184037</text:p>
          </table:table-cell>
          <table:table-cell table:formula="of:=ABS(0.4-[.S71])+ABS(0.29-[.T71])+ABS(0.05-[.U71])+ABS(0.26-[.V71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O72]/[.M72]" office:value-type="float" office:value="0.31" calcext:value-type="float">
            <text:p>0.31</text:p>
          </table:table-cell>
          <table:table-cell table:formula="of:=[.P72]/[.M72]" office:value-type="float" office:value="0.21" calcext:value-type="float">
            <text:p>0.21</text:p>
          </table:table-cell>
          <table:table-cell table:formula="of:=[.Q72]/[.M72]" office:value-type="float" office:value="0" calcext:value-type="float">
            <text:p>0</text:p>
          </table:table-cell>
          <table:table-cell table:formula="of:=[.R72]/[.M72]" office:value-type="float" office:value="0.48" calcext:value-type="float">
            <text:p>0.48</text:p>
          </table:table-cell>
          <table:table-cell office:value-type="float" office:value="182073" calcext:value-type="float">
            <text:p>182073</text:p>
          </table:table-cell>
          <table:table-cell office:value-type="float" office:value="344025" calcext:value-type="float">
            <text:p>344025</text:p>
          </table:table-cell>
          <table:table-cell office:value-type="float" office:value="222792" calcext:value-type="float">
            <text:p>222792</text:p>
          </table:table-cell>
          <table:table-cell table:formula="of:=ABS(0.4-[.S72])+ABS(0.29-[.T72])+ABS(0.05-[.U72])+ABS(0.26-[.V72])"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3]/[.M73]" office:value-type="float" office:value="0.24" calcext:value-type="float">
            <text:p>0.24</text:p>
          </table:table-cell>
          <table:table-cell table:formula="of:=[.P73]/[.M73]" office:value-type="float" office:value="0.16" calcext:value-type="float">
            <text:p>0.16</text:p>
          </table:table-cell>
          <table:table-cell table:formula="of:=[.Q73]/[.M73]" office:value-type="float" office:value="0.01" calcext:value-type="float">
            <text:p>0.01</text:p>
          </table:table-cell>
          <table:table-cell table:formula="of:=[.R73]/[.M73]" office:value-type="float" office:value="0.59" calcext:value-type="float">
            <text:p>0.59</text:p>
          </table:table-cell>
          <table:table-cell office:value-type="float" office:value="219993" calcext:value-type="float">
            <text:p>219993</text:p>
          </table:table-cell>
          <table:table-cell office:value-type="float" office:value="319927" calcext:value-type="float">
            <text:p>319927</text:p>
          </table:table-cell>
          <table:table-cell office:value-type="float" office:value="255033" calcext:value-type="float">
            <text:p>255033</text:p>
          </table:table-cell>
          <table:table-cell table:formula="of:=ABS(0.4-[.S73])+ABS(0.29-[.T73])+ABS(0.05-[.U73])+ABS(0.26-[.V73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74]/[.M74]" office:value-type="float" office:value="0.27" calcext:value-type="float">
            <text:p>0.27</text:p>
          </table:table-cell>
          <table:table-cell table:formula="of:=[.P74]/[.M74]" office:value-type="float" office:value="0.15" calcext:value-type="float">
            <text:p>0.15</text:p>
          </table:table-cell>
          <table:table-cell table:formula="of:=[.Q74]/[.M74]" office:value-type="float" office:value="0.01" calcext:value-type="float">
            <text:p>0.01</text:p>
          </table:table-cell>
          <table:table-cell table:formula="of:=[.R74]/[.M74]" office:value-type="float" office:value="0.57" calcext:value-type="float">
            <text:p>0.57</text:p>
          </table:table-cell>
          <table:table-cell office:value-type="float" office:value="257913" calcext:value-type="float">
            <text:p>257913</text:p>
          </table:table-cell>
          <table:table-cell office:value-type="float" office:value="425158" calcext:value-type="float">
            <text:p>425158</text:p>
          </table:table-cell>
          <table:table-cell office:value-type="float" office:value="293644" calcext:value-type="float">
            <text:p>293644</text:p>
          </table:table-cell>
          <table:table-cell table:formula="of:=ABS(0.4-[.S74])+ABS(0.29-[.T74])+ABS(0.05-[.U74])+ABS(0.26-[.V74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5]/[.M75]" office:value-type="float" office:value="0.26" calcext:value-type="float">
            <text:p>0.26</text:p>
          </table:table-cell>
          <table:table-cell table:formula="of:=[.P75]/[.M75]" office:value-type="float" office:value="0.14" calcext:value-type="float">
            <text:p>0.14</text:p>
          </table:table-cell>
          <table:table-cell table:formula="of:=[.Q75]/[.M75]" office:value-type="float" office:value="0.01" calcext:value-type="float">
            <text:p>0.01</text:p>
          </table:table-cell>
          <table:table-cell table:formula="of:=[.R75]/[.M75]" office:value-type="float" office:value="0.59" calcext:value-type="float">
            <text:p>0.59</text:p>
          </table:table-cell>
          <table:table-cell office:value-type="float" office:value="295833" calcext:value-type="float">
            <text:p>295833</text:p>
          </table:table-cell>
          <table:table-cell office:value-type="float" office:value="394678" calcext:value-type="float">
            <text:p>394678</text:p>
          </table:table-cell>
          <table:table-cell office:value-type="float" office:value="329535" calcext:value-type="float">
            <text:p>329535</text:p>
          </table:table-cell>
          <table:table-cell table:formula="of:=ABS(0.4-[.S75])+ABS(0.29-[.T75])+ABS(0.05-[.U75])+ABS(0.26-[.V75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O76]/[.M76]" office:value-type="float" office:value="0.26" calcext:value-type="float">
            <text:p>0.26</text:p>
          </table:table-cell>
          <table:table-cell table:formula="of:=[.P76]/[.M76]" office:value-type="float" office:value="0.08" calcext:value-type="float">
            <text:p>0.08</text:p>
          </table:table-cell>
          <table:table-cell table:formula="of:=[.Q76]/[.M76]" office:value-type="float" office:value="0.01" calcext:value-type="float">
            <text:p>0.01</text:p>
          </table:table-cell>
          <table:table-cell table:formula="of:=[.R76]/[.M76]" office:value-type="float" office:value="0.65" calcext:value-type="float">
            <text:p>0.65</text:p>
          </table:table-cell>
          <table:table-cell office:value-type="float" office:value="333753" calcext:value-type="float">
            <text:p>333753</text:p>
          </table:table-cell>
          <table:table-cell office:value-type="float" office:value="432587" calcext:value-type="float">
            <text:p>432587</text:p>
          </table:table-cell>
          <table:table-cell office:value-type="float" office:value="364579" calcext:value-type="float">
            <text:p>364579</text:p>
          </table:table-cell>
          <table:table-cell table:formula="of:=ABS(0.4-[.S76])+ABS(0.29-[.T76])+ABS(0.05-[.U76])+ABS(0.26-[.V76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O77]/[.M77]" office:value-type="float" office:value="0.25" calcext:value-type="float">
            <text:p>0.25</text:p>
          </table:table-cell>
          <table:table-cell table:formula="of:=[.P77]/[.M77]" office:value-type="float" office:value="0.11" calcext:value-type="float">
            <text:p>0.11</text:p>
          </table:table-cell>
          <table:table-cell table:formula="of:=[.Q77]/[.M77]" office:value-type="float" office:value="0" calcext:value-type="float">
            <text:p>0</text:p>
          </table:table-cell>
          <table:table-cell table:formula="of:=[.R77]/[.M77]" office:value-type="float" office:value="0.64" calcext:value-type="float">
            <text:p>0.64</text:p>
          </table:table-cell>
          <table:table-cell office:value-type="float" office:value="371673" calcext:value-type="float">
            <text:p>371673</text:p>
          </table:table-cell>
          <table:table-cell office:value-type="float" office:value="470518" calcext:value-type="float">
            <text:p>470518</text:p>
          </table:table-cell>
          <table:table-cell office:value-type="float" office:value="404787" calcext:value-type="float">
            <text:p>404787</text:p>
          </table:table-cell>
          <table:table-cell table:formula="of:=ABS(0.4-[.S77])+ABS(0.29-[.T77])+ABS(0.05-[.U77])+ABS(0.26-[.V77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O78]/[.M78]" office:value-type="float" office:value="0.25" calcext:value-type="float">
            <text:p>0.25</text:p>
          </table:table-cell>
          <table:table-cell table:formula="of:=[.P78]/[.M78]" office:value-type="float" office:value="0.13" calcext:value-type="float">
            <text:p>0.13</text:p>
          </table:table-cell>
          <table:table-cell table:formula="of:=[.Q78]/[.M78]" office:value-type="float" office:value="0" calcext:value-type="float">
            <text:p>0</text:p>
          </table:table-cell>
          <table:table-cell table:formula="of:=[.R78]/[.M78]" office:value-type="float" office:value="0.62" calcext:value-type="float">
            <text:p>0.62</text:p>
          </table:table-cell>
          <table:table-cell office:value-type="float" office:value="409593" calcext:value-type="float">
            <text:p>409593</text:p>
          </table:table-cell>
          <table:table-cell office:value-type="float" office:value="508427" calcext:value-type="float">
            <text:p>508427</text:p>
          </table:table-cell>
          <table:table-cell office:value-type="float" office:value="442064" calcext:value-type="float">
            <text:p>442064</text:p>
          </table:table-cell>
          <table:table-cell table:formula="of:=ABS(0.4-[.S78])+ABS(0.29-[.T78])+ABS(0.05-[.U78])+ABS(0.26-[.V78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79]/[.M79]" office:value-type="float" office:value="0.33" calcext:value-type="float">
            <text:p>0.33</text:p>
          </table:table-cell>
          <table:table-cell table:formula="of:=[.P79]/[.M79]" office:value-type="float" office:value="0.13" calcext:value-type="float">
            <text:p>0.13</text:p>
          </table:table-cell>
          <table:table-cell table:formula="of:=[.Q79]/[.M79]" office:value-type="float" office:value="0" calcext:value-type="float">
            <text:p>0</text:p>
          </table:table-cell>
          <table:table-cell table:formula="of:=[.R79]/[.M79]" office:value-type="float" office:value="0.57" calcext:value-type="float">
            <text:p>0.57</text:p>
          </table:table-cell>
          <table:table-cell office:value-type="float" office:value="447513" calcext:value-type="float">
            <text:p>447513</text:p>
          </table:table-cell>
          <table:table-cell office:value-type="float" office:value="546347" calcext:value-type="float">
            <text:p>546347</text:p>
          </table:table-cell>
          <table:table-cell office:value-type="float" office:value="486298" calcext:value-type="float">
            <text:p>486298</text:p>
          </table:table-cell>
          <table:table-cell table:formula="of:=ABS(0.4-[.S79])+ABS(0.29-[.T79])+ABS(0.05-[.U79])+ABS(0.26-[.V79])"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80]/[.M80]" office:value-type="float" office:value="0.25" calcext:value-type="float">
            <text:p>0.25</text:p>
          </table:table-cell>
          <table:table-cell table:formula="of:=[.P80]/[.M80]" office:value-type="float" office:value="0.18" calcext:value-type="float">
            <text:p>0.18</text:p>
          </table:table-cell>
          <table:table-cell table:formula="of:=[.Q80]/[.M80]" office:value-type="float" office:value="0" calcext:value-type="float">
            <text:p>0</text:p>
          </table:table-cell>
          <table:table-cell table:formula="of:=[.R80]/[.M80]" office:value-type="float" office:value="0.57" calcext:value-type="float">
            <text:p>0.57</text:p>
          </table:table-cell>
          <table:table-cell office:value-type="float" office:value="485433" calcext:value-type="float">
            <text:p>485433</text:p>
          </table:table-cell>
          <table:table-cell office:value-type="float" office:value="584267" calcext:value-type="float">
            <text:p>584267</text:p>
          </table:table-cell>
          <table:table-cell office:value-type="float" office:value="520621" calcext:value-type="float">
            <text:p>520621</text:p>
          </table:table-cell>
          <table:table-cell table:formula="of:=ABS(0.4-[.S80])+ABS(0.29-[.T80])+ABS(0.05-[.U80])+ABS(0.26-[.V80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O81]/[.M81]" office:value-type="float" office:value="0.24" calcext:value-type="float">
            <text:p>0.24</text:p>
          </table:table-cell>
          <table:table-cell table:formula="of:=[.P81]/[.M81]" office:value-type="float" office:value="0.12" calcext:value-type="float">
            <text:p>0.12</text:p>
          </table:table-cell>
          <table:table-cell table:formula="of:=[.Q81]/[.M81]" office:value-type="float" office:value="0.01" calcext:value-type="float">
            <text:p>0.01</text:p>
          </table:table-cell>
          <table:table-cell table:formula="of:=[.R81]/[.M81]" office:value-type="float" office:value="0.63" calcext:value-type="float">
            <text:p>0.63</text:p>
          </table:table-cell>
          <table:table-cell office:value-type="float" office:value="523353" calcext:value-type="float">
            <text:p>523353</text:p>
          </table:table-cell>
          <table:table-cell office:value-type="float" office:value="622198" calcext:value-type="float">
            <text:p>622198</text:p>
          </table:table-cell>
          <table:table-cell office:value-type="float" office:value="558075" calcext:value-type="float">
            <text:p>558075</text:p>
          </table:table-cell>
          <table:table-cell table:formula="of:=ABS(0.4-[.S81])+ABS(0.29-[.T81])+ABS(0.05-[.U81])+ABS(0.26-[.V81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O82]/[.M82]" office:value-type="float" office:value="0.24" calcext:value-type="float">
            <text:p>0.24</text:p>
          </table:table-cell>
          <table:table-cell table:formula="of:=[.P82]/[.M82]" office:value-type="float" office:value="0.16" calcext:value-type="float">
            <text:p>0.16</text:p>
          </table:table-cell>
          <table:table-cell table:formula="of:=[.Q82]/[.M82]" office:value-type="float" office:value="0" calcext:value-type="float">
            <text:p>0</text:p>
          </table:table-cell>
          <table:table-cell table:formula="of:=[.R82]/[.M82]" office:value-type="float" office:value="0.6" calcext:value-type="float">
            <text:p>0.6</text:p>
          </table:table-cell>
          <table:table-cell office:value-type="float" office:value="561273" calcext:value-type="float">
            <text:p>561273</text:p>
          </table:table-cell>
          <table:table-cell office:value-type="float" office:value="660107" calcext:value-type="float">
            <text:p>660107</text:p>
          </table:table-cell>
          <table:table-cell office:value-type="float" office:value="597131" calcext:value-type="float">
            <text:p>597131</text:p>
          </table:table-cell>
          <table:table-cell table:formula="of:=ABS(0.4-[.S82])+ABS(0.29-[.T82])+ABS(0.05-[.U82])+ABS(0.26-[.V82])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O83]/[.M83]" office:value-type="float" office:value="0.19" calcext:value-type="float">
            <text:p>0.19</text:p>
          </table:table-cell>
          <table:table-cell table:formula="of:=[.P83]/[.M83]" office:value-type="float" office:value="0.12" calcext:value-type="float">
            <text:p>0.12</text:p>
          </table:table-cell>
          <table:table-cell table:formula="of:=[.Q83]/[.M83]" office:value-type="float" office:value="0.01" calcext:value-type="float">
            <text:p>0.01</text:p>
          </table:table-cell>
          <table:table-cell table:formula="of:=[.R83]/[.M83]" office:value-type="float" office:value="0.68" calcext:value-type="float">
            <text:p>0.68</text:p>
          </table:table-cell>
          <table:table-cell office:value-type="float" office:value="599193" calcext:value-type="float">
            <text:p>599193</text:p>
          </table:table-cell>
          <table:table-cell office:value-type="float" office:value="763797" calcext:value-type="float">
            <text:p>763797</text:p>
          </table:table-cell>
          <table:table-cell office:value-type="float" office:value="627982" calcext:value-type="float">
            <text:p>627982</text:p>
          </table:table-cell>
          <table:table-cell table:formula="of:=ABS(0.4-[.S83])+ABS(0.29-[.T83])+ABS(0.05-[.U83])+ABS(0.26-[.V83])" office:value-type="float" office:value="0.84" calcext:value-type="float">
            <text:p>0.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O84]/[.M84]" office:value-type="float" office:value="0.28" calcext:value-type="float">
            <text:p>0.28</text:p>
          </table:table-cell>
          <table:table-cell table:formula="of:=[.P84]/[.M84]" office:value-type="float" office:value="0.3" calcext:value-type="float">
            <text:p>0.3</text:p>
          </table:table-cell>
          <table:table-cell table:formula="of:=[.Q84]/[.M84]" office:value-type="float" office:value="0.02" calcext:value-type="float">
            <text:p>0.02</text:p>
          </table:table-cell>
          <table:table-cell table:formula="of:=[.R84]/[.M84]" office:value-type="float" office:value="0.51" calcext:value-type="float">
            <text:p>0.51</text:p>
          </table:table-cell>
          <table:table-cell office:value-type="float" office:value="637113" calcext:value-type="float">
            <text:p>637113</text:p>
          </table:table-cell>
          <table:table-cell office:value-type="float" office:value="735958" calcext:value-type="float">
            <text:p>735958</text:p>
          </table:table-cell>
          <table:table-cell office:value-type="float" office:value="677350" calcext:value-type="float">
            <text:p>677350</text:p>
          </table:table-cell>
          <table:table-cell table:formula="of:=ABS(0.4-[.S84])+ABS(0.29-[.T84])+ABS(0.05-[.U84])+ABS(0.26-[.V84])"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O85]/[.M85]" office:value-type="float" office:value="0.37" calcext:value-type="float">
            <text:p>0.37</text:p>
          </table:table-cell>
          <table:table-cell table:formula="of:=[.P85]/[.M85]" office:value-type="float" office:value="0.37" calcext:value-type="float">
            <text:p>0.37</text:p>
          </table:table-cell>
          <table:table-cell table:formula="of:=[.Q85]/[.M85]" office:value-type="float" office:value="0.01" calcext:value-type="float">
            <text:p>0.01</text:p>
          </table:table-cell>
          <table:table-cell table:formula="of:=[.R85]/[.M85]" office:value-type="float" office:value="0.25" calcext:value-type="float">
            <text:p>0.25</text:p>
          </table:table-cell>
          <table:table-cell office:value-type="float" office:value="665999" calcext:value-type="float">
            <text:p>665999</text:p>
          </table:table-cell>
          <table:table-cell office:value-type="float" office:value="764214" calcext:value-type="float">
            <text:p>764214</text:p>
          </table:table-cell>
          <table:table-cell office:value-type="float" office:value="715933" calcext:value-type="float">
            <text:p>715933</text:p>
          </table:table-cell>
          <table:table-cell table:formula="of:=ABS(0.4-[.S85])+ABS(0.29-[.T85])+ABS(0.05-[.U85])+ABS(0.26-[.V85])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O86]/[.M86]" office:value-type="float" office:value="0.37" calcext:value-type="float">
            <text:p>0.37</text:p>
          </table:table-cell>
          <table:table-cell table:formula="of:=[.P86]/[.M86]" office:value-type="float" office:value="0.32" calcext:value-type="float">
            <text:p>0.32</text:p>
          </table:table-cell>
          <table:table-cell table:formula="of:=[.Q86]/[.M86]" office:value-type="float" office:value="0.02" calcext:value-type="float">
            <text:p>0.02</text:p>
          </table:table-cell>
          <table:table-cell table:formula="of:=[.R86]/[.M86]" office:value-type="float" office:value="0.29" calcext:value-type="float">
            <text:p>0.29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5609" calcext:value-type="float">
            <text:p>715609</text:p>
          </table:table-cell>
          <table:table-cell table:formula="of:=ABS(0.4-[.S86])+ABS(0.29-[.T86])+ABS(0.05-[.U86])+ABS(0.26-[.V86])" office:value-type="float" office:value="0.12" calcext:value-type="float">
            <text:p>0.1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O87]/[.M87]" office:value-type="float" office:value="0.42" calcext:value-type="float">
            <text:p>0.42</text:p>
          </table:table-cell>
          <table:table-cell table:formula="of:=[.P87]/[.M87]" office:value-type="float" office:value="0.28" calcext:value-type="float">
            <text:p>0.28</text:p>
          </table:table-cell>
          <table:table-cell table:formula="of:=[.Q87]/[.M87]" office:value-type="float" office:value="0.04" calcext:value-type="float">
            <text:p>0.04</text:p>
          </table:table-cell>
          <table:table-cell table:formula="of:=[.R87]/[.M87]" office:value-type="float" office:value="0.26" calcext:value-type="float">
            <text:p>0.26</text:p>
          </table:table-cell>
          <table:table-cell office:value-type="float" office:value="665999" calcext:value-type="float">
            <text:p>665999</text:p>
          </table:table-cell>
          <table:table-cell office:value-type="float" office:value="830592" calcext:value-type="float">
            <text:p>830592</text:p>
          </table:table-cell>
          <table:table-cell office:value-type="float" office:value="717812" calcext:value-type="float">
            <text:p>717812</text:p>
          </table:table-cell>
          <table:table-cell table:formula="of:=ABS(0.4-[.S87])+ABS(0.29-[.T87])+ABS(0.05-[.U87])+ABS(0.26-[.V87])" office:value-type="float" office:value="0.0399999999999999" calcext:value-type="float">
            <text:p>0.039999999999999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O88]/[.M88]" office:value-type="float" office:value="0.35" calcext:value-type="float">
            <text:p>0.35</text:p>
          </table:table-cell>
          <table:table-cell table:formula="of:=[.P88]/[.M88]" office:value-type="float" office:value="0.36" calcext:value-type="float">
            <text:p>0.36</text:p>
          </table:table-cell>
          <table:table-cell table:formula="of:=[.Q88]/[.M88]" office:value-type="float" office:value="0.05" calcext:value-type="float">
            <text:p>0.05</text:p>
          </table:table-cell>
          <table:table-cell table:formula="of:=[.R88]/[.M88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9250" calcext:value-type="float">
            <text:p>719250</text:p>
          </table:table-cell>
          <table:table-cell table:formula="of:=ABS(0.4-[.S88])+ABS(0.29-[.T88])+ABS(0.05-[.U88])+ABS(0.26-[.V88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O89]/[.M89]" office:value-type="float" office:value="0.35" calcext:value-type="float">
            <text:p>0.35</text:p>
          </table:table-cell>
          <table:table-cell table:formula="of:=[.P89]/[.M89]" office:value-type="float" office:value="0.36" calcext:value-type="float">
            <text:p>0.36</text:p>
          </table:table-cell>
          <table:table-cell table:formula="of:=[.Q89]/[.M89]" office:value-type="float" office:value="0.05" calcext:value-type="float">
            <text:p>0.05</text:p>
          </table:table-cell>
          <table:table-cell table:formula="of:=[.R89]/[.M89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9250" calcext:value-type="float">
            <text:p>719250</text:p>
          </table:table-cell>
          <table:table-cell table:formula="of:=ABS(0.4-[.S89])+ABS(0.29-[.T89])+ABS(0.05-[.U89])+ABS(0.26-[.V89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O90]/[.M90]" office:value-type="float" office:value="0.36" calcext:value-type="float">
            <text:p>0.36</text:p>
          </table:table-cell>
          <table:table-cell table:formula="of:=[.P90]/[.M90]" office:value-type="float" office:value="0.36" calcext:value-type="float">
            <text:p>0.36</text:p>
          </table:table-cell>
          <table:table-cell table:formula="of:=[.Q90]/[.M90]" office:value-type="float" office:value="0.04" calcext:value-type="float">
            <text:p>0.04</text:p>
          </table:table-cell>
          <table:table-cell table:formula="of:=[.R90]/[.M90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7951" calcext:value-type="float">
            <text:p>827951</text:p>
          </table:table-cell>
          <table:table-cell office:value-type="float" office:value="718298" calcext:value-type="float">
            <text:p>718298</text:p>
          </table:table-cell>
          <table:table-cell table:formula="of:=ABS(0.4-[.S90])+ABS(0.29-[.T90])+ABS(0.05-[.U90])+ABS(0.26-[.V90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number-columns-repeated="2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O91]/[.M91]" office:value-type="float" office:value="0.48" calcext:value-type="float">
            <text:p>0.48</text:p>
          </table:table-cell>
          <table:table-cell table:formula="of:=[.P91]/[.M91]" office:value-type="float" office:value="0.26" calcext:value-type="float">
            <text:p>0.26</text:p>
          </table:table-cell>
          <table:table-cell table:formula="of:=[.Q91]/[.M91]" office:value-type="float" office:value="0.06" calcext:value-type="float">
            <text:p>0.06</text:p>
          </table:table-cell>
          <table:table-cell table:formula="of:=[.R91]/[.M91]" office:value-type="float" office:value="0.2" calcext:value-type="float">
            <text:p>0.2</text:p>
          </table:table-cell>
          <table:table-cell office:value-type="float" office:value="665999" calcext:value-type="float">
            <text:p>665999</text:p>
          </table:table-cell>
          <table:table-cell office:value-type="float" office:value="764833" calcext:value-type="float">
            <text:p>764833</text:p>
          </table:table-cell>
          <table:table-cell office:value-type="float" office:value="718146" calcext:value-type="float">
            <text:p>718146</text:p>
          </table:table-cell>
          <table:table-cell table:formula="of:=ABS(0.4-[.S91])+ABS(0.29-[.T91])+ABS(0.05-[.U91])+ABS(0.26-[.V91])" office:value-type="float" office:value="0.18" calcext:value-type="float">
            <text:p>0.1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7"/>
          <table:table-cell>
            <draw:frame draw:z-index="3" draw:style-name="gr1" draw:text-style-name="P1" svg:width="15.996cm" svg:height="9.004cm" svg:x="-0.002cm" svg:y="0cm">
              <draw:object draw:notify-on-update-of-ranges="'Alpha Results'.N71:'Alpha Results'.N91 'Alpha Results'.X71:'Alpha Results'.X91 'Alpha Results'.W71:'Alpha Results'.W91 'Alpha Results'.Y71:'Alpha Results'.Y9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24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</table:table>
      <table:table table:name="BanksolResult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inGas</text:p>
          </table:table-cell>
          <table:table-cell office:value-type="string" calcext:value-type="string">
            <text:p>maxGas</text:p>
          </table:table-cell>
          <table:table-cell office:value-type="string" calcext:value-type="string">
            <text:p>avg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3]/100" office:value-type="float" office:value="0.3" calcext:value-type="float">
            <text:p>0.3</text:p>
          </table:table-cell>
          <table:table-cell table:formula="of:=[.C3]/100" office:value-type="float" office:value="0.35" calcext:value-type="float">
            <text:p>0.35</text:p>
          </table:table-cell>
          <table:table-cell table:formula="of:=[.D3]/100" office:value-type="float" office:value="0.02" calcext:value-type="float">
            <text:p>0.02</text:p>
          </table:table-cell>
          <table:table-cell table:formula="of:=[.E3]/100" office:value-type="float" office:value="0.33" calcext:value-type="float">
            <text:p>0.33</text:p>
          </table:table-cell>
          <table:table-cell office:value-type="float" office:value="154222" calcext:value-type="float">
            <text:p>154222</text:p>
          </table:table-cell>
          <table:table-cell office:value-type="float" office:value="320069" calcext:value-type="float">
            <text:p>320069</text:p>
          </table:table-cell>
          <table:table-cell office:value-type="float" office:value="196467" calcext:value-type="float">
            <text:p>196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4]/100" office:value-type="float" office:value="0.24" calcext:value-type="float">
            <text:p>0.24</text:p>
          </table:table-cell>
          <table:table-cell table:formula="of:=[.C4]/100" office:value-type="float" office:value="0.3" calcext:value-type="float">
            <text:p>0.3</text:p>
          </table:table-cell>
          <table:table-cell table:formula="of:=[.D4]/100" office:value-type="float" office:value="0.08" calcext:value-type="float">
            <text:p>0.08</text:p>
          </table:table-cell>
          <table:table-cell table:formula="of:=[.E4]/100" office:value-type="float" office:value="0.38" calcext:value-type="float">
            <text:p>0.38</text:p>
          </table:table-cell>
          <table:table-cell office:value-type="float" office:value="154223" calcext:value-type="float">
            <text:p>154223</text:p>
          </table:table-cell>
          <table:table-cell office:value-type="float" office:value="317453" calcext:value-type="float">
            <text:p>317453</text:p>
          </table:table-cell>
          <table:table-cell office:value-type="float" office:value="198212" calcext:value-type="float">
            <text:p>198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B5]/100" office:value-type="float" office:value="0.26" calcext:value-type="float">
            <text:p>0.26</text:p>
          </table:table-cell>
          <table:table-cell table:formula="of:=[.C5]/100" office:value-type="float" office:value="0.28" calcext:value-type="float">
            <text:p>0.28</text:p>
          </table:table-cell>
          <table:table-cell table:formula="of:=[.D5]/100" office:value-type="float" office:value="0.09" calcext:value-type="float">
            <text:p>0.09</text:p>
          </table:table-cell>
          <table:table-cell table:formula="of:=[.E5]/100" office:value-type="float" office:value="0.37" calcext:value-type="float">
            <text:p>0.37</text:p>
          </table:table-cell>
          <table:table-cell office:value-type="float" office:value="154224" calcext:value-type="float">
            <text:p>154224</text:p>
          </table:table-cell>
          <table:table-cell office:value-type="float" office:value="294618" calcext:value-type="float">
            <text:p>294618</text:p>
          </table:table-cell>
          <table:table-cell office:value-type="float" office:value="195763" calcext:value-type="float">
            <text:p>195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B6]/100" office:value-type="float" office:value="0.29" calcext:value-type="float">
            <text:p>0.29</text:p>
          </table:table-cell>
          <table:table-cell table:formula="of:=[.C6]/100" office:value-type="float" office:value="0.25" calcext:value-type="float">
            <text:p>0.25</text:p>
          </table:table-cell>
          <table:table-cell table:formula="of:=[.D6]/100" office:value-type="float" office:value="0.07" calcext:value-type="float">
            <text:p>0.07</text:p>
          </table:table-cell>
          <table:table-cell table:formula="of:=[.E6]/100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B7]/100" office:value-type="float" office:value="0.37" calcext:value-type="float">
            <text:p>0.37</text:p>
          </table:table-cell>
          <table:table-cell table:formula="of:=[.C7]/100" office:value-type="float" office:value="0.31" calcext:value-type="float">
            <text:p>0.31</text:p>
          </table:table-cell>
          <table:table-cell table:formula="of:=[.D7]/100" office:value-type="float" office:value="0.05" calcext:value-type="float">
            <text:p>0.05</text:p>
          </table:table-cell>
          <table:table-cell table:formula="of:=[.E7]/100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27" calcext:value-type="float">
            <text:p>0.27</text:p>
          </table:table-cell>
          <table:table-cell table:formula="of:=[.D8]/100" office:value-type="float" office:value="0.03" calcext:value-type="float">
            <text:p>0.03</text:p>
          </table:table-cell>
          <table:table-cell table:formula="of:=[.E8]/100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9]/100" office:value-type="float" office:value="0.33" calcext:value-type="float">
            <text:p>0.33</text:p>
          </table:table-cell>
          <table:table-cell table:formula="of:=[.C9]/100" office:value-type="float" office:value="0.26" calcext:value-type="float">
            <text:p>0.26</text:p>
          </table:table-cell>
          <table:table-cell table:formula="of:=[.D9]/100" office:value-type="float" office:value="0.09" calcext:value-type="float">
            <text:p>0.09</text:p>
          </table:table-cell>
          <table:table-cell table:formula="of:=[.E9]/100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B10]/100" office:value-type="float" office:value="0.33" calcext:value-type="float">
            <text:p>0.33</text:p>
          </table:table-cell>
          <table:table-cell table:formula="of:=[.C10]/100" office:value-type="float" office:value="0.29" calcext:value-type="float">
            <text:p>0.29</text:p>
          </table:table-cell>
          <table:table-cell table:formula="of:=[.D10]/100" office:value-type="float" office:value="0.05" calcext:value-type="float">
            <text:p>0.05</text:p>
          </table:table-cell>
          <table:table-cell table:formula="of:=[.E10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29" calcext:value-type="float">
            <text:p>0.29</text:p>
          </table:table-cell>
          <table:table-cell table:formula="of:=[.D11]/100" office:value-type="float" office:value="0.05" calcext:value-type="float">
            <text:p>0.05</text:p>
          </table:table-cell>
          <table:table-cell table:formula="of:=[.E11]/100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2]/100" office:value-type="float" office:value="0.31" calcext:value-type="float">
            <text:p>0.31</text:p>
          </table:table-cell>
          <table:table-cell table:formula="of:=[.C12]/100" office:value-type="float" office:value="0.28" calcext:value-type="float">
            <text:p>0.28</text:p>
          </table:table-cell>
          <table:table-cell table:formula="of:=[.D12]/100" office:value-type="float" office:value="0.08" calcext:value-type="float">
            <text:p>0.08</text:p>
          </table:table-cell>
          <table:table-cell table:formula="of:=[.E12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AVERAGE([.F3:.F12])" office:value-type="float" office:value="0.307" calcext:value-type="float">
            <text:p>0.307</text:p>
          </table:table-cell>
          <table:table-cell table:formula="of:=AVERAGE([.G3:.G12])" office:value-type="float" office:value="0.288" calcext:value-type="float">
            <text:p>0.288</text:p>
          </table:table-cell>
          <table:table-cell table:formula="of:=AVERAGE([.H3:.H12])" office:value-type="float" office:value="0.061" calcext:value-type="float">
            <text:p>0.061</text:p>
          </table:table-cell>
          <table:table-cell table:formula="of:=AVERAGE([.I3:.I12])" office:value-type="float" office:value="0.344" calcext:value-type="float">
            <text:p>0.3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9:59:57.141214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3:50:49.813040906</meta:creation-date>
    <dc:date>2024-04-22T13:57:04.825308642</dc:date>
    <meta:editing-duration>P1DT23H48M17S</meta:editing-duration>
    <meta:editing-cycles>20</meta:editing-cycles>
    <meta:generator>LibreOffice/7.6.5.2$Linux_X86_64 LibreOffice_project/60$Build-2</meta:generator>
    <meta:document-statistic meta:table-count="3" meta:cell-count="142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16cm" svg:height="7.44cm" xlink:href=".." xlink:type="simple" chart:class="chart:line" chart:style-name="ch1">
        <chart:title svg:x="1.709cm" svg:y="0.242cm" chart:style-name="ch2">
          <text:p>Difference from ideal based on number of sqrt iterations</text:p>
        </chart:title>
        <chart:legend chart:legend-position="end" svg:x="10.364cm" svg:y="3.421cm" style:legend-expansion="high" chart:style-name="ch3"/>
        <chart:plot-area chart:style-name="ch4" table:cell-range-address="'Alpha Results'.N19:'Alpha Results'.N57 'Alpha Results'.Z19:'Alpha Results'.Z57" chart:data-source-has-labels="both" svg:x="1.275cm" svg:y="1.714cm" svg:width="8.825cm" svg:height="4.597cm">
          <chart:coordinate-region svg:x="2.002cm" svg:y="1.914cm" svg:width="8.098cm" svg:height="3.605cm"/>
          <chart:axis chart:dimension="x" chart:name="primary-x" chart:style-name="ch5" chartooo:axis-type="auto">
            <chartooo:date-scale/>
            <chart:title svg:x="5.55cm" svg:y="6.459cm" chart:style-name="ch6">
              <text:p>k</text:p>
            </chart:title>
            <chart:categories table:cell-range-address="'Alpha Results'.N19:'Alpha Results'.N57"/>
          </chart:axis>
          <chart:axis chart:dimension="y" chart:name="primary-y" chart:style-name="ch5">
            <chart:title svg:x="0.451cm" svg:y="4.784cm" chart:style-name="ch7">
              <text:p>difference</text:p>
            </chart:title>
            <chart:grid chart:style-name="ch8" chart:class="major"/>
          </chart:axis>
          <chart:series chart:style-name="ch9" chart:values-cell-range-address="'Alpha Results'.Z19:'Alpha Results'.Z57" loext:label-string="difference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57</svg:desc>
                </draw:g>
              </table:table-cell>
              <table:table-cell office:value-type="float" office:value="0.74">
                <text:p>0.74</text:p>
                <draw:g>
                  <svg:desc>'Alpha Results'.Z19:'Alpha Results'.Z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16cm" svg:height="7.271cm" xlink:href=".." xlink:type="simple" chart:class="chart:line" chart:style-name="ch1">
        <chart:title svg:x="4.708cm" svg:y="0.281cm" chart:style-name="ch2">
          <text:p>Gas cost of sqrt </text:p>
        </chart:title>
        <chart:legend chart:legend-position="end" svg:x="10.911cm" svg:y="2.838cm" style:legend-expansion="high" chart:style-name="ch3"/>
        <chart:plot-area chart:style-name="ch4" table:cell-range-address="'Alpha Results'.N19:'Alpha Results'.N57 'Alpha Results'.W19:'Alpha Results'.Y57" chart:data-source-has-labels="both" svg:x="1.269cm" svg:y="1.205cm" svg:width="9.384cm" svg:height="4.94cm">
          <chart:coordinate-region svg:x="2.631cm" svg:y="1.404cm" svg:width="8.022cm" svg:height="3.949cm"/>
          <chart:axis chart:dimension="x" chart:name="primary-x" chart:style-name="ch5" chartooo:axis-type="auto">
            <chartooo:date-scale/>
            <chart:title svg:x="5.824cm" svg:y="6.29cm" chart:style-name="ch6">
              <text:p>k</text:p>
            </chart:title>
            <chart:categories table:cell-range-address="'Alpha Results'.N19:'Alpha Results'.N57"/>
          </chart:axis>
          <chart:axis chart:dimension="y" chart:name="primary-y" chart:style-name="ch5">
            <chart:title svg:x="0.451cm" svg:y="3.997cm" chart:style-name="ch7">
              <text:p>gas</text:p>
            </chart:title>
            <chart:grid chart:style-name="ch8" chart:class="major"/>
          </chart:axis>
          <chart:series chart:style-name="ch9" chart:values-cell-range-address="'Alpha Results'.X19:'Alpha Results'.X57" loext:label-string="max" chart:class="chart:line">
            <chart:data-point chart:repeated="39"/>
          </chart:series>
          <chart:series chart:style-name="ch10" chart:values-cell-range-address="'Alpha Results'.W19:'Alpha Results'.W57" loext:label-string="min" chart:class="chart:line">
            <chart:data-point chart:repeated="39"/>
          </chart:series>
          <chart:series chart:style-name="ch11" chart:values-cell-range-address="'Alpha Results'.Y19:'Alpha Results'.Y57" loext:label-string="avg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57</svg:desc>
                </draw:g>
              </table:table-cell>
              <table:table-cell office:value-type="float" office:value="247780">
                <text:p>247780</text:p>
                <draw:g>
                  <svg:desc>'Alpha Results'.X19:'Alpha Results'.X57</svg:desc>
                </draw:g>
              </table:table-cell>
              <table:table-cell office:value-type="float" office:value="148935">
                <text:p>148935</text:p>
                <draw:g>
                  <svg:desc>'Alpha Results'.W19:'Alpha Results'.W57</svg:desc>
                </draw:g>
              </table:table-cell>
              <table:table-cell office:value-type="float" office:value="185387">
                <text:p>185387</text:p>
                <draw:g>
                  <svg:desc>'Alpha Results'.Y19:'Alpha Results'.Y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7506">
                <text:p>317506</text:p>
              </table:table-cell>
              <table:table-cell office:value-type="float" office:value="153543">
                <text:p>153543</text:p>
              </table:table-cell>
              <table:table-cell office:value-type="float" office:value="188962">
                <text:p>188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4755">
                <text:p>324755</text:p>
              </table:table-cell>
              <table:table-cell office:value-type="float" office:value="158151">
                <text:p>158151</text:p>
              </table:table-cell>
              <table:table-cell office:value-type="float" office:value="193567">
                <text:p>193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1593">
                <text:p>261593</text:p>
              </table:table-cell>
              <table:table-cell office:value-type="float" office:value="162759">
                <text:p>162759</text:p>
              </table:table-cell>
              <table:table-cell office:value-type="float" office:value="197277">
                <text:p>1972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5571">
                <text:p>265571</text:p>
              </table:table-cell>
              <table:table-cell office:value-type="float" office:value="167367">
                <text:p>167367</text:p>
              </table:table-cell>
              <table:table-cell office:value-type="float" office:value="195822">
                <text:p>195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009">
                <text:p>270009</text:p>
              </table:table-cell>
              <table:table-cell office:value-type="float" office:value="171975">
                <text:p>171975</text:p>
              </table:table-cell>
              <table:table-cell office:value-type="float" office:value="211234">
                <text:p>2112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38535">
                <text:p>338535</text:p>
              </table:table-cell>
              <table:table-cell office:value-type="float" office:value="176583">
                <text:p>176583</text:p>
              </table:table-cell>
              <table:table-cell office:value-type="float" office:value="216832">
                <text:p>2168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6123">
                <text:p>286123</text:p>
              </table:table-cell>
              <table:table-cell office:value-type="float" office:value="181191">
                <text:p>181191</text:p>
              </table:table-cell>
              <table:table-cell office:value-type="float" office:value="213523">
                <text:p>2135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2003">
                <text:p>282003</text:p>
              </table:table-cell>
              <table:table-cell office:value-type="float" office:value="185799">
                <text:p>185799</text:p>
              </table:table-cell>
              <table:table-cell office:value-type="float" office:value="215953">
                <text:p>2159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9241">
                <text:p>289241</text:p>
              </table:table-cell>
              <table:table-cell office:value-type="float" office:value="190407">
                <text:p>190407</text:p>
              </table:table-cell>
              <table:table-cell office:value-type="float" office:value="223452">
                <text:p>2234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9619">
                <text:p>359619</text:p>
              </table:table-cell>
              <table:table-cell office:value-type="float" office:value="195015">
                <text:p>195015</text:p>
              </table:table-cell>
              <table:table-cell office:value-type="float" office:value="229908">
                <text:p>229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7827">
                <text:p>297827</text:p>
              </table:table-cell>
              <table:table-cell office:value-type="float" office:value="199623">
                <text:p>199623</text:p>
              </table:table-cell>
              <table:table-cell office:value-type="float" office:value="238896">
                <text:p>238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6283">
                <text:p>366283</text:p>
              </table:table-cell>
              <table:table-cell office:value-type="float" office:value="204231">
                <text:p>204231</text:p>
              </table:table-cell>
              <table:table-cell office:value-type="float" office:value="238840">
                <text:p>2388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7684">
                <text:p>307684</text:p>
              </table:table-cell>
              <table:table-cell office:value-type="float" office:value="208839">
                <text:p>208839</text:p>
              </table:table-cell>
              <table:table-cell office:value-type="float" office:value="242135">
                <text:p>2421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8040">
                <text:p>378040</text:p>
              </table:table-cell>
              <table:table-cell office:value-type="float" office:value="213447">
                <text:p>213447</text:p>
              </table:table-cell>
              <table:table-cell office:value-type="float" office:value="250286">
                <text:p>25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89">
                <text:p>316889</text:p>
              </table:table-cell>
              <table:table-cell office:value-type="float" office:value="218055">
                <text:p>218055</text:p>
              </table:table-cell>
              <table:table-cell office:value-type="float" office:value="247002">
                <text:p>2470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7256">
                <text:p>387256</text:p>
              </table:table-cell>
              <table:table-cell office:value-type="float" office:value="222663">
                <text:p>222663</text:p>
              </table:table-cell>
              <table:table-cell office:value-type="float" office:value="259857">
                <text:p>259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6105">
                <text:p>326105</text:p>
              </table:table-cell>
              <table:table-cell office:value-type="float" office:value="227271">
                <text:p>227271</text:p>
              </table:table-cell>
              <table:table-cell office:value-type="float" office:value="269358">
                <text:p>269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6472">
                <text:p>396472</text:p>
              </table:table-cell>
              <table:table-cell office:value-type="float" office:value="231879">
                <text:p>231879</text:p>
              </table:table-cell>
              <table:table-cell office:value-type="float" office:value="269240">
                <text:p>2692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5332">
                <text:p>335332</text:p>
              </table:table-cell>
              <table:table-cell office:value-type="float" office:value="236487">
                <text:p>236487</text:p>
              </table:table-cell>
              <table:table-cell office:value-type="float" office:value="267291">
                <text:p>2672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7299">
                <text:p>337299</text:p>
              </table:table-cell>
              <table:table-cell office:value-type="float" office:value="241095">
                <text:p>241095</text:p>
              </table:table-cell>
              <table:table-cell office:value-type="float" office:value="277335">
                <text:p>2773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4548">
                <text:p>344548</text:p>
              </table:table-cell>
              <table:table-cell office:value-type="float" office:value="245703">
                <text:p>245703</text:p>
              </table:table-cell>
              <table:table-cell office:value-type="float" office:value="279492">
                <text:p>2794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9145">
                <text:p>349145</text:p>
              </table:table-cell>
              <table:table-cell office:value-type="float" office:value="250311">
                <text:p>250311</text:p>
              </table:table-cell>
              <table:table-cell office:value-type="float" office:value="285302">
                <text:p>2853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7530">
                <text:p>357530</text:p>
              </table:table-cell>
              <table:table-cell office:value-type="float" office:value="254919">
                <text:p>254919</text:p>
              </table:table-cell>
              <table:table-cell office:value-type="float" office:value="295357">
                <text:p>2953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8361">
                <text:p>358361</text:p>
              </table:table-cell>
              <table:table-cell office:value-type="float" office:value="259527">
                <text:p>259527</text:p>
              </table:table-cell>
              <table:table-cell office:value-type="float" office:value="295466">
                <text:p>2954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2980">
                <text:p>362980</text:p>
              </table:table-cell>
              <table:table-cell office:value-type="float" office:value="264135">
                <text:p>264135</text:p>
              </table:table-cell>
              <table:table-cell office:value-type="float" office:value="301195">
                <text:p>3011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6947">
                <text:p>366947</text:p>
              </table:table-cell>
              <table:table-cell office:value-type="float" office:value="268743">
                <text:p>268743</text:p>
              </table:table-cell>
              <table:table-cell office:value-type="float" office:value="303961">
                <text:p>3039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6793">
                <text:p>376793</text:p>
              </table:table-cell>
              <table:table-cell office:value-type="float" office:value="277959">
                <text:p>277959</text:p>
              </table:table-cell>
              <table:table-cell office:value-type="float" office:value="317740">
                <text:p>3177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8771">
                <text:p>378771</text:p>
              </table:table-cell>
              <table:table-cell office:value-type="float" office:value="282567">
                <text:p>282567</text:p>
              </table:table-cell>
              <table:table-cell office:value-type="float" office:value="327258">
                <text:p>3272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9127">
                <text:p>449127</text:p>
              </table:table-cell>
              <table:table-cell office:value-type="float" office:value="287175">
                <text:p>287175</text:p>
              </table:table-cell>
              <table:table-cell office:value-type="float" office:value="333062">
                <text:p>3330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0597">
                <text:p>390597</text:p>
              </table:table-cell>
              <table:table-cell office:value-type="float" office:value="291752">
                <text:p>291752</text:p>
              </table:table-cell>
              <table:table-cell office:value-type="float" office:value="337332">
                <text:p>3373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94386">
                <text:p>394386</text:p>
              </table:table-cell>
              <table:table-cell office:value-type="float" office:value="295530">
                <text:p>295530</text:p>
              </table:table-cell>
              <table:table-cell office:value-type="float" office:value="342608">
                <text:p>3426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62345">
                <text:p>462345</text:p>
              </table:table-cell>
              <table:table-cell office:value-type="float" office:value="297741">
                <text:p>297741</text:p>
              </table:table-cell>
              <table:table-cell office:value-type="float" office:value="343019">
                <text:p>3430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62334">
                <text:p>562334</text:p>
              </table:table-cell>
              <table:table-cell office:value-type="float" office:value="297741">
                <text:p>297741</text:p>
              </table:table-cell>
              <table:table-cell office:value-type="float" office:value="344007">
                <text:p>344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62334">
                <text:p>462334</text:p>
              </table:table-cell>
              <table:table-cell office:value-type="float" office:value="297741">
                <text:p>297741</text:p>
              </table:table-cell>
              <table:table-cell office:value-type="float" office:value="340829">
                <text:p>3408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6586">
                <text:p>396586</text:p>
              </table:table-cell>
              <table:table-cell office:value-type="float" office:value="297741">
                <text:p>297741</text:p>
              </table:table-cell>
              <table:table-cell office:value-type="float" office:value="340169">
                <text:p>3401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62334">
                <text:p>462334</text:p>
              </table:table-cell>
              <table:table-cell office:value-type="float" office:value="297741">
                <text:p>297741</text:p>
              </table:table-cell>
              <table:table-cell office:value-type="float" office:value="344884">
                <text:p>3448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1704">
                <text:p>461704</text:p>
              </table:table-cell>
              <table:table-cell office:value-type="float" office:value="297741">
                <text:p>297741</text:p>
              </table:table-cell>
              <table:table-cell office:value-type="float" office:value="343181">
                <text:p>3431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6586">
                <text:p>396586</text:p>
              </table:table-cell>
              <table:table-cell office:value-type="float" office:value="297741">
                <text:p>297741</text:p>
              </table:table-cell>
              <table:table-cell office:value-type="float" office:value="343425">
                <text:p>34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069cm" svg:y="0.296cm" chart:style-name="ch2">
          <text:p>Difference from ideal based on number of cbrt iterations</text:p>
        </chart:title>
        <chart:legend chart:legend-position="end" svg:x="13.146cm" svg:y="4.204cm" style:legend-expansion="high" chart:style-name="ch3"/>
        <chart:plot-area chart:style-name="ch4" table:cell-range-address="'Alpha Results'.N71:'Alpha Results'.N91 'Alpha Results'.Z71:'Alpha Results'.Z91" chart:data-source-has-labels="both" svg:x="1.33cm" svg:y="1.275cm" svg:width="11.497cm" svg:height="6.57cm">
          <chart:coordinate-region svg:x="2.057cm" svg:y="1.474cm" svg:width="10.49cm" svg:height="5.724cm"/>
          <chart:axis chart:dimension="x" chart:name="primary-x" chart:style-name="ch5" chartooo:axis-type="auto">
            <chartooo:date-scale/>
            <chart:title svg:x="6.941cm" svg:y="8.025cm" chart:style-name="ch6">
              <text:p>k</text:p>
            </chart:title>
            <chart:categories table:cell-range-address="'Alpha Results'.N71:'Alpha Results'.N91"/>
          </chart:axis>
          <chart:axis chart:dimension="y" chart:name="primary-y" chart:style-name="ch5">
            <chart:title svg:x="0.451cm" svg:y="5.332cm" chart:style-name="ch7">
              <text:p>difference</text:p>
            </chart:title>
            <chart:grid chart:style-name="ch8" chart:class="major"/>
          </chart:axis>
          <chart:series chart:style-name="ch9" chart:values-cell-range-address="'Alpha Results'.Z71:'Alpha Results'.Z91" loext:label-string="difference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71:'Alpha Results'.N91</svg:desc>
                </draw:g>
              </table:table-cell>
              <table:table-cell office:value-type="float" office:value="0.66">
                <text:p>0.66</text:p>
                <draw:g>
                  <svg:desc>'Alpha Results'.Z71:'Alpha Results'.Z9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99999999999999">
                <text:p>0.03999999999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48cm" svg:y="0.318cm" chart:style-name="ch2">
          <text:p>Gas cost of cbrt</text:p>
        </chart:title>
        <chart:legend chart:legend-position="end" svg:x="13.992cm" svg:y="3.705cm" style:legend-expansion="high" chart:style-name="ch3"/>
        <chart:plot-area chart:style-name="ch4" table:cell-range-address="'Alpha Results'.N71:'Alpha Results'.N91 'Alpha Results'.W71:'Alpha Results'.Y91" chart:data-source-has-labels="both" svg:x="1.33cm" svg:y="1.275cm" svg:width="12.343cm" svg:height="6.569cm">
          <chart:coordinate-region svg:x="2.692cm" svg:y="1.474cm" svg:width="10.701cm" svg:height="5.723cm"/>
          <chart:axis chart:dimension="x" chart:name="primary-x" chart:style-name="ch5" chartooo:axis-type="auto">
            <chartooo:date-scale/>
            <chart:title svg:x="7.364cm" svg:y="8.024cm" chart:style-name="ch6">
              <text:p>k</text:p>
            </chart:title>
            <chart:categories table:cell-range-address="'Alpha Results'.N71:'Alpha Results'.N91"/>
          </chart:axis>
          <chart:axis chart:dimension="y" chart:name="primary-y" chart:style-name="ch5">
            <chart:title svg:x="0.451cm" svg:y="4.881cm" chart:style-name="ch7">
              <text:p>gas</text:p>
            </chart:title>
            <chart:grid chart:style-name="ch8" chart:class="major"/>
          </chart:axis>
          <chart:series chart:style-name="ch9" chart:values-cell-range-address="'Alpha Results'.X71:'Alpha Results'.X91" loext:label-string="max" chart:class="chart:line">
            <chart:data-point chart:repeated="21"/>
          </chart:series>
          <chart:series chart:style-name="ch10" chart:values-cell-range-address="'Alpha Results'.W71:'Alpha Results'.W91" loext:label-string="min" chart:class="chart:line">
            <chart:data-point chart:repeated="21"/>
          </chart:series>
          <chart:series chart:style-name="ch11" chart:values-cell-range-address="'Alpha Results'.Y71:'Alpha Results'.Y91" loext:label-string="avg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71:'Alpha Results'.N91</svg:desc>
                </draw:g>
              </table:table-cell>
              <table:table-cell office:value-type="float" office:value="315700">
                <text:p>315700</text:p>
                <draw:g>
                  <svg:desc>'Alpha Results'.X71:'Alpha Results'.X91</svg:desc>
                </draw:g>
              </table:table-cell>
              <table:table-cell office:value-type="float" office:value="151737">
                <text:p>151737</text:p>
                <draw:g>
                  <svg:desc>'Alpha Results'.W71:'Alpha Results'.W91</svg:desc>
                </draw:g>
              </table:table-cell>
              <table:table-cell office:value-type="float" office:value="184037">
                <text:p>184037</text:p>
                <draw:g>
                  <svg:desc>'Alpha Results'.Y71:'Alpha Results'.Y9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4025">
                <text:p>344025</text:p>
              </table:table-cell>
              <table:table-cell office:value-type="float" office:value="182073">
                <text:p>182073</text:p>
              </table:table-cell>
              <table:table-cell office:value-type="float" office:value="222792">
                <text:p>2227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927">
                <text:p>319927</text:p>
              </table:table-cell>
              <table:table-cell office:value-type="float" office:value="219993">
                <text:p>219993</text:p>
              </table:table-cell>
              <table:table-cell office:value-type="float" office:value="255033">
                <text:p>2550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5158">
                <text:p>425158</text:p>
              </table:table-cell>
              <table:table-cell office:value-type="float" office:value="257913">
                <text:p>257913</text:p>
              </table:table-cell>
              <table:table-cell office:value-type="float" office:value="293644">
                <text:p>293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4678">
                <text:p>394678</text:p>
              </table:table-cell>
              <table:table-cell office:value-type="float" office:value="295833">
                <text:p>295833</text:p>
              </table:table-cell>
              <table:table-cell office:value-type="float" office:value="329535">
                <text:p>3295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2587">
                <text:p>432587</text:p>
              </table:table-cell>
              <table:table-cell office:value-type="float" office:value="333753">
                <text:p>333753</text:p>
              </table:table-cell>
              <table:table-cell office:value-type="float" office:value="364579">
                <text:p>3645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0518">
                <text:p>470518</text:p>
              </table:table-cell>
              <table:table-cell office:value-type="float" office:value="371673">
                <text:p>371673</text:p>
              </table:table-cell>
              <table:table-cell office:value-type="float" office:value="404787">
                <text:p>4047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08427">
                <text:p>508427</text:p>
              </table:table-cell>
              <table:table-cell office:value-type="float" office:value="409593">
                <text:p>409593</text:p>
              </table:table-cell>
              <table:table-cell office:value-type="float" office:value="442064">
                <text:p>442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46347">
                <text:p>546347</text:p>
              </table:table-cell>
              <table:table-cell office:value-type="float" office:value="447513">
                <text:p>447513</text:p>
              </table:table-cell>
              <table:table-cell office:value-type="float" office:value="486298">
                <text:p>4862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84267">
                <text:p>584267</text:p>
              </table:table-cell>
              <table:table-cell office:value-type="float" office:value="485433">
                <text:p>485433</text:p>
              </table:table-cell>
              <table:table-cell office:value-type="float" office:value="520621">
                <text:p>5206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2198">
                <text:p>622198</text:p>
              </table:table-cell>
              <table:table-cell office:value-type="float" office:value="523353">
                <text:p>523353</text:p>
              </table:table-cell>
              <table:table-cell office:value-type="float" office:value="558075">
                <text:p>5580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60107">
                <text:p>660107</text:p>
              </table:table-cell>
              <table:table-cell office:value-type="float" office:value="561273">
                <text:p>561273</text:p>
              </table:table-cell>
              <table:table-cell office:value-type="float" office:value="597131">
                <text:p>5971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3797">
                <text:p>763797</text:p>
              </table:table-cell>
              <table:table-cell office:value-type="float" office:value="599193">
                <text:p>599193</text:p>
              </table:table-cell>
              <table:table-cell office:value-type="float" office:value="627982">
                <text:p>6279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35958">
                <text:p>735958</text:p>
              </table:table-cell>
              <table:table-cell office:value-type="float" office:value="637113">
                <text:p>637113</text:p>
              </table:table-cell>
              <table:table-cell office:value-type="float" office:value="677350">
                <text:p>6773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4214">
                <text:p>764214</text:p>
              </table:table-cell>
              <table:table-cell office:value-type="float" office:value="665999">
                <text:p>665999</text:p>
              </table:table-cell>
              <table:table-cell office:value-type="float" office:value="715933">
                <text:p>7159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5609">
                <text:p>7156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0592">
                <text:p>830592</text:p>
              </table:table-cell>
              <table:table-cell office:value-type="float" office:value="665999">
                <text:p>665999</text:p>
              </table:table-cell>
              <table:table-cell office:value-type="float" office:value="717812">
                <text:p>7178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9250">
                <text:p>7192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9250">
                <text:p>71925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27951">
                <text:p>827951</text:p>
              </table:table-cell>
              <table:table-cell office:value-type="float" office:value="665999">
                <text:p>665999</text:p>
              </table:table-cell>
              <table:table-cell office:value-type="float" office:value="718298">
                <text:p>7182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4833">
                <text:p>764833</text:p>
              </table:table-cell>
              <table:table-cell office:value-type="float" office:value="665999">
                <text:p>665999</text:p>
              </table:table-cell>
              <table:table-cell office:value-type="float" office:value="718146">
                <text:p>7181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